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vg:font-family="Lato, proxima-nova,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lab" svg:font-family="'Roboto Slab', ff-tisa-web-pro, Georgia, Arial, sans-serif"/>
  </office:font-face-decls>
  <office:automatic-styles>
    <style:style style:name="Tabelle2" style:family="table">
      <style:table-properties style:width="15.628cm" table:align="left"/>
    </style:style>
    <style:style style:name="Tabelle2.A" style:family="table-column">
      <style:table-column-properties style:column-width="6.645cm"/>
    </style:style>
    <style:style style:name="Tabelle2.B" style:family="table-column">
      <style:table-column-properties style:column-width="3.912cm"/>
    </style:style>
    <style:style style:name="Tabelle2.C" style:family="table-column">
      <style:table-column-properties style:column-width="5.071cm"/>
    </style:style>
    <style:style style:name="Tabelle2.A1" style:family="table-cell">
      <style:table-cell-properties style:vertical-align="middle" fo:padding-left="0.423cm" fo:padding-right="0.423cm" fo:padding-top="0.212cm" fo:padding-bottom="0.212cm" fo:border="0.05pt solid #e1e4e5"/>
    </style:style>
    <style:style style:name="Tabelle2.A2" style:family="table-cell">
      <style:table-cell-properties style:vertical-align="middle" fo:background-color="#f3f6f6" fo:padding-left="0cm" fo:padding-right="0.423cm" fo:padding-top="0.212cm" fo:padding-bottom="0.212cm" fo:border-left="none" fo:border-right="0.05pt solid #e1e4e5" fo:border-top="0.05pt solid #e1e4e5" fo:border-bottom="0.05pt solid #e1e4e5">
        <style:background-image/>
      </style:table-cell-properties>
    </style:style>
    <style:style style:name="Tabelle2.A3" style:family="table-cell">
      <style:table-cell-properties style:vertical-align="middle" fo:background-color="transparent" fo:padding-left="0cm" fo:padding-right="0.423cm" fo:padding-top="0.212cm" fo:padding-bottom="0.212cm" fo:border-left="none" fo:border-right="0.05pt solid #e1e4e5" fo:border-top="0.05pt solid #e1e4e5" fo:border-bottom="0.05pt solid #e1e4e5">
        <style:background-image/>
      </style:table-cell-properties>
    </style:style>
    <style:style style:name="Tabelle3" style:family="table">
      <style:table-properties style:width="17cm" table:align="left"/>
    </style:style>
    <style:style style:name="Tabelle3.A" style:family="table-column">
      <style:table-column-properties style:column-width="9.021cm"/>
    </style:style>
    <style:style style:name="Tabelle3.B" style:family="table-column">
      <style:table-column-properties style:column-width="3.29cm"/>
    </style:style>
    <style:style style:name="Tabelle3.C" style:family="table-column">
      <style:table-column-properties style:column-width="4.69cm"/>
    </style:style>
    <style:style style:name="Tabelle3.A1" style:family="table-cell">
      <style:table-cell-properties style:vertical-align="middle" fo:padding-left="0.423cm" fo:padding-right="0.423cm" fo:padding-top="0.212cm" fo:padding-bottom="0.212cm" fo:border="0.05pt solid #e1e4e5"/>
    </style:style>
    <style:style style:name="Tabelle3.A2" style:family="table-cell">
      <style:table-cell-properties style:vertical-align="middle" fo:background-color="#f3f6f6" fo:padding-left="0cm" fo:padding-right="0.423cm" fo:padding-top="0.212cm" fo:padding-bottom="0.212cm" fo:border-left="none" fo:border-right="0.05pt solid #e1e4e5" fo:border-top="0.05pt solid #e1e4e5" fo:border-bottom="0.05pt solid #e1e4e5">
        <style:background-image/>
      </style:table-cell-properties>
    </style:style>
    <style:style style:name="Tabelle3.A3" style:family="table-cell">
      <style:table-cell-properties style:vertical-align="middle" fo:background-color="transparent" fo:padding-left="0cm" fo:padding-right="0.423cm" fo:padding-top="0.212cm" fo:padding-bottom="0.212cm" fo:border-left="none" fo:border-right="0.05pt solid #e1e4e5" fo:border-top="0.05pt solid #e1e4e5" fo:border-bottom="0.05pt solid #e1e4e5">
        <style:background-image/>
      </style:table-cell-properties>
    </style:style>
    <style:style style:name="Tabelle4" style:family="table">
      <style:table-properties style:width="17cm" table:align="left"/>
    </style:style>
    <style:style style:name="Tabelle4.A" style:family="table-column">
      <style:table-column-properties style:column-width="7.137cm"/>
    </style:style>
    <style:style style:name="Tabelle4.B" style:family="table-column">
      <style:table-column-properties style:column-width="5.487cm"/>
    </style:style>
    <style:style style:name="Tabelle4.C" style:family="table-column">
      <style:table-column-properties style:column-width="4.376cm"/>
    </style:style>
    <style:style style:name="Tabelle4.A1" style:family="table-cell">
      <style:table-cell-properties style:vertical-align="middle" fo:padding-left="0.423cm" fo:padding-right="0.423cm" fo:padding-top="0.212cm" fo:padding-bottom="0.212cm" fo:border="0.05pt solid #e1e4e5"/>
    </style:style>
    <style:style style:name="Tabelle4.A2" style:family="table-cell">
      <style:table-cell-properties style:vertical-align="middle" fo:background-color="#f3f6f6" fo:padding-left="0cm" fo:padding-right="0.423cm" fo:padding-top="0.212cm" fo:padding-bottom="0.212cm" fo:border-left="none" fo:border-right="0.05pt solid #e1e4e5" fo:border-top="0.05pt solid #e1e4e5" fo:border-bottom="0.05pt solid #e1e4e5">
        <style:background-image/>
      </style:table-cell-properties>
    </style:style>
    <style:style style:name="Tabelle4.A3" style:family="table-cell">
      <style:table-cell-properties style:vertical-align="middle" fo:background-color="transparent" fo:padding-left="0cm" fo:padding-right="0.423cm" fo:padding-top="0.212cm" fo:padding-bottom="0.212cm" fo:border-left="none" fo:border-right="0.05pt solid #e1e4e5" fo:border-top="0.05pt solid #e1e4e5" fo:border-bottom="0.05pt solid #e1e4e5">
        <style:background-image/>
      </style:table-cell-properties>
    </style:style>
    <style:style style:name="Tabelle5" style:family="table">
      <style:table-properties style:width="17cm" table:align="left"/>
    </style:style>
    <style:style style:name="Tabelle5.A" style:family="table-column">
      <style:table-column-properties style:column-width="6.75cm"/>
    </style:style>
    <style:style style:name="Tabelle5.B" style:family="table-column">
      <style:table-column-properties style:column-width="4.11cm"/>
    </style:style>
    <style:style style:name="Tabelle5.C" style:family="table-column">
      <style:table-column-properties style:column-width="6.14cm"/>
    </style:style>
    <style:style style:name="Tabelle5.A1" style:family="table-cell">
      <style:table-cell-properties style:vertical-align="middle" fo:padding-left="0.423cm" fo:padding-right="0.423cm" fo:padding-top="0.212cm" fo:padding-bottom="0.212cm" fo:border="0.05pt solid #e1e4e5"/>
    </style:style>
    <style:style style:name="Tabelle5.A2" style:family="table-cell">
      <style:table-cell-properties style:vertical-align="middle" fo:background-color="#f3f6f6" fo:padding-left="0cm" fo:padding-right="0.423cm" fo:padding-top="0.212cm" fo:padding-bottom="0.212cm" fo:border-left="none" fo:border-right="0.05pt solid #e1e4e5" fo:border-top="0.05pt solid #e1e4e5" fo:border-bottom="0.05pt solid #e1e4e5">
        <style:background-image/>
      </style:table-cell-properties>
    </style:style>
    <style:style style:name="Tabelle5.A3" style:family="table-cell">
      <style:table-cell-properties style:vertical-align="middle" fo:background-color="transparent" fo:padding-left="0cm" fo:padding-right="0.423cm" fo:padding-top="0.212cm" fo:padding-bottom="0.212cm" fo:border-left="none" fo:border-right="0.05pt solid #e1e4e5" fo:border-top="0.05pt solid #e1e4e5" fo:border-bottom="0.05pt solid #e1e4e5">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Footer">
      <style:paragraph-properties fo:text-align="center" style:justify-single-word="false"/>
      <style:text-properties officeooo:paragraph-rsid="0013be95"/>
    </style:style>
    <style:style style:name="P5" style:family="paragraph" style:parent-style-name="Heading_20_1">
      <style:paragraph-properties fo:break-before="page"/>
    </style:style>
    <style:style style:name="P6" style:family="paragraph" style:parent-style-name="Heading_20_1">
      <style:paragraph-properties fo:text-align="justify" style:justify-single-word="false" fo:break-before="page"/>
    </style:style>
    <style:style style:name="P7" style:family="paragraph" style:parent-style-name="Heading_20_2">
      <style:paragraph-properties fo:text-align="justify" style:justify-single-word="false"/>
    </style:style>
    <style:style style:name="P8" style:family="paragraph" style:parent-style-name="Heading_20_2">
      <style:text-properties officeooo:paragraph-rsid="0008fafa"/>
    </style:style>
    <style:style style:name="P9" style:family="paragraph" style:parent-style-name="Heading_20_2">
      <style:paragraph-properties fo:break-before="page"/>
    </style:style>
    <style:style style:name="P10" style:family="paragraph" style:parent-style-name="Heading_20_2">
      <style:text-properties officeooo:rsid="0014d180"/>
    </style:style>
    <style:style style:name="P11" style:family="paragraph" style:parent-style-name="Heading_20_3">
      <style:text-properties officeooo:paragraph-rsid="00151e38"/>
    </style:style>
    <style:style style:name="P12" style:family="paragraph" style:parent-style-name="Heading_20_3">
      <style:paragraph-properties fo:break-before="page"/>
      <style:text-properties officeooo:paragraph-rsid="00151e38"/>
    </style:style>
    <style:style style:name="P13" style:family="paragraph" style:parent-style-name="Heading_20_3" style:list-style-name="">
      <style:text-properties officeooo:paragraph-rsid="00151e38"/>
    </style:style>
    <style:style style:name="P14" style:family="paragraph" style:parent-style-name="Heading_20_3" style:list-style-name=""/>
    <style:style style:name="P15" style:family="paragraph" style:parent-style-name="Heading_20_3">
      <style:paragraph-properties fo:break-before="page"/>
    </style:style>
    <style:style style:name="P16" style:family="paragraph" style:parent-style-name="Subtitle">
      <style:paragraph-properties fo:text-align="center" style:justify-single-word="false"/>
      <style:text-properties officeooo:rsid="0005ed5f" officeooo:paragraph-rsid="0005ed5f"/>
    </style:style>
    <style:style style:name="P17" style:family="paragraph" style:parent-style-name="Table_20_Contents">
      <style:paragraph-properties fo:margin-top="0cm" fo:margin-bottom="0cm" style:contextual-spacing="false"/>
      <style:text-properties fo:font-size="10.5pt"/>
    </style:style>
    <style:style style:name="P18" style:family="paragraph" style:parent-style-name="Table_20_Contents">
      <style:paragraph-properties fo:margin-left="0cm" fo:margin-right="0cm" fo:margin-top="0cm" fo:margin-bottom="0cm" style:contextual-spacing="false" fo:text-indent="0cm" style:auto-text-indent="false"/>
      <style:text-properties fo:font-size="10.5pt"/>
    </style:style>
    <style:style style:name="P19" style:family="paragraph" style:parent-style-name="Table_20_Heading">
      <style:paragraph-properties fo:margin-left="0cm" fo:margin-right="0cm" fo:margin-top="0cm" fo:margin-bottom="0cm" style:contextual-spacing="false" fo:text-indent="0cm" style:auto-text-indent="false"/>
      <style:text-properties fo:font-size="10.5pt" fo:font-weight="bold"/>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rsid="0005ed5f" officeooo:paragraph-rsid="0005ed5f"/>
    </style:style>
    <style:style style:name="P22" style:family="paragraph" style:parent-style-name="Text_20_body">
      <style:paragraph-properties fo:text-align="center" style:justify-single-word="false" fo:break-before="page"/>
      <style:text-properties officeooo:rsid="0005ed5f" officeooo:paragraph-rsid="0005ed5f"/>
    </style:style>
    <style:style style:name="P23" style:family="paragraph" style:parent-style-name="Text_20_body">
      <style:paragraph-properties fo:text-align="start" style:justify-single-word="false"/>
      <style:text-properties officeooo:rsid="0005ed5f" officeooo:paragraph-rsid="0005ed5f"/>
    </style:style>
    <style:style style:name="P24" style:family="paragraph" style:parent-style-name="Text_20_body">
      <style:paragraph-properties fo:text-align="justify" style:justify-single-word="false"/>
      <style:text-properties officeooo:rsid="0005ed5f" officeooo:paragraph-rsid="0005ed5f"/>
    </style:style>
    <style:style style:name="P25" style:family="paragraph" style:parent-style-name="Text_20_body">
      <style:paragraph-properties fo:margin-left="1.251cm" fo:margin-right="0cm" fo:text-align="justify" style:justify-single-word="false" fo:text-indent="0cm" style:auto-text-indent="false"/>
      <style:text-properties officeooo:rsid="0005ed5f" officeooo:paragraph-rsid="0005ed5f"/>
    </style:style>
    <style:style style:name="P26" style:family="paragraph" style:parent-style-name="Text_20_body">
      <style:paragraph-properties fo:text-align="justify" style:justify-single-word="false"/>
      <style:text-properties officeooo:paragraph-rsid="0005ed5f"/>
    </style:style>
    <style:style style:name="P27" style:family="paragraph" style:parent-style-name="Text_20_body" style:list-style-name="L1">
      <style:paragraph-properties fo:text-align="justify" style:justify-single-word="false"/>
      <style:text-properties officeooo:paragraph-rsid="0005ed5f"/>
    </style:style>
    <style:style style:name="P28" style:family="paragraph" style:parent-style-name="Text_20_body" style:list-style-name="L2">
      <style:paragraph-properties fo:text-align="justify" style:justify-single-word="false"/>
      <style:text-properties officeooo:paragraph-rsid="0005ed5f"/>
    </style:style>
    <style:style style:name="P29" style:family="paragraph" style:parent-style-name="Text_20_body" style:list-style-name="L3">
      <style:paragraph-properties fo:text-align="justify" style:justify-single-word="false"/>
      <style:text-properties officeooo:paragraph-rsid="0005ed5f"/>
    </style:style>
    <style:style style:name="P30" style:family="paragraph" style:parent-style-name="Text_20_body" style:list-style-name="L4">
      <style:paragraph-properties fo:text-align="justify" style:justify-single-word="false"/>
      <style:text-properties officeooo:paragraph-rsid="0005ed5f"/>
    </style:style>
    <style:style style:name="P31" style:family="paragraph" style:parent-style-name="Text_20_body" style:list-style-name="L4">
      <style:paragraph-properties fo:text-align="justify" style:justify-single-word="false"/>
      <style:text-properties officeooo:paragraph-rsid="000765de"/>
    </style:style>
    <style:style style:name="P32" style:family="paragraph" style:parent-style-name="Text_20_body" style:list-style-name="L5">
      <style:paragraph-properties fo:text-align="justify" style:justify-single-word="false"/>
      <style:text-properties officeooo:paragraph-rsid="0005ed5f"/>
    </style:style>
    <style:style style:name="P33" style:family="paragraph" style:parent-style-name="Text_20_body" style:list-style-name="L6">
      <style:paragraph-properties fo:text-align="justify" style:justify-single-word="false"/>
      <style:text-properties officeooo:paragraph-rsid="0005ed5f"/>
    </style:style>
    <style:style style:name="P34" style:family="paragraph" style:parent-style-name="Text_20_body" style:list-style-name="L7">
      <style:paragraph-properties fo:text-align="justify" style:justify-single-word="false"/>
      <style:text-properties officeooo:paragraph-rsid="00075d6b"/>
    </style:style>
    <style:style style:name="P35" style:family="paragraph" style:parent-style-name="Text_20_body" style:list-style-name="L8">
      <style:paragraph-properties fo:text-align="justify" style:justify-single-word="false"/>
      <style:text-properties officeooo:paragraph-rsid="00075d6b"/>
    </style:style>
    <style:style style:name="P36" style:family="paragraph" style:parent-style-name="Text_20_body" style:list-style-name="L9">
      <style:paragraph-properties fo:text-align="justify" style:justify-single-word="false"/>
      <style:text-properties officeooo:paragraph-rsid="00075d6b"/>
    </style:style>
    <style:style style:name="P37" style:family="paragraph" style:parent-style-name="Text_20_body" style:list-style-name="L10">
      <style:paragraph-properties fo:text-align="justify" style:justify-single-word="false"/>
      <style:text-properties officeooo:paragraph-rsid="00075d6b"/>
    </style:style>
    <style:style style:name="P38" style:family="paragraph" style:parent-style-name="Text_20_body" style:list-style-name="L11">
      <style:paragraph-properties fo:text-align="justify" style:justify-single-word="false"/>
      <style:text-properties officeooo:paragraph-rsid="00075d6b"/>
    </style:style>
    <style:style style:name="P39" style:family="paragraph" style:parent-style-name="Text_20_body" style:list-style-name="L14">
      <style:paragraph-properties fo:text-align="justify" style:justify-single-word="false"/>
      <style:text-properties officeooo:paragraph-rsid="000825d5"/>
    </style:style>
    <style:style style:name="P40" style:family="paragraph" style:parent-style-name="Text_20_body" style:list-style-name="L15">
      <style:paragraph-properties fo:text-align="justify" style:justify-single-word="false"/>
      <style:text-properties officeooo:paragraph-rsid="000825d5"/>
    </style:style>
    <style:style style:name="P41" style:family="paragraph" style:parent-style-name="Text_20_body" style:list-style-name="L16">
      <style:paragraph-properties fo:text-align="justify" style:justify-single-word="false"/>
      <style:text-properties officeooo:paragraph-rsid="0008fafa"/>
    </style:style>
    <style:style style:name="P42" style:family="paragraph" style:parent-style-name="Text_20_body">
      <style:paragraph-properties fo:text-align="justify" style:justify-single-word="false"/>
      <style:text-properties officeooo:paragraph-rsid="0008fafa"/>
    </style:style>
    <style:style style:name="P43" style:family="paragraph" style:parent-style-name="Text_20_body" style:list-style-name="L17">
      <style:paragraph-properties fo:text-align="justify" style:justify-single-word="false"/>
      <style:text-properties officeooo:paragraph-rsid="0008fafa"/>
    </style:style>
    <style:style style:name="P44" style:family="paragraph" style:parent-style-name="Text_20_body" style:list-style-name="L18">
      <style:paragraph-properties fo:text-align="justify" style:justify-single-word="false"/>
      <style:text-properties officeooo:paragraph-rsid="0008fafa"/>
    </style:style>
    <style:style style:name="P45" style:family="paragraph" style:parent-style-name="Text_20_body" style:list-style-name="L19">
      <style:paragraph-properties fo:text-align="justify" style:justify-single-word="false"/>
      <style:text-properties officeooo:paragraph-rsid="0008fafa"/>
    </style:style>
    <style:style style:name="P46" style:family="paragraph" style:parent-style-name="Text_20_body" style:list-style-name="L20">
      <style:paragraph-properties fo:text-align="justify" style:justify-single-word="false"/>
      <style:text-properties officeooo:paragraph-rsid="000a5a80"/>
    </style:style>
    <style:style style:name="P47" style:family="paragraph" style:parent-style-name="Text_20_body" style:list-style-name="L21">
      <style:paragraph-properties fo:text-align="justify" style:justify-single-word="false"/>
      <style:text-properties officeooo:paragraph-rsid="000a5a80"/>
    </style:style>
    <style:style style:name="P48" style:family="paragraph" style:parent-style-name="Text_20_body" style:list-style-name="L22">
      <style:paragraph-properties fo:text-align="justify" style:justify-single-word="false"/>
      <style:text-properties officeooo:paragraph-rsid="000a5a80"/>
    </style:style>
    <style:style style:name="P49" style:family="paragraph" style:parent-style-name="Text_20_body" style:list-style-name="L23">
      <style:paragraph-properties fo:text-align="justify" style:justify-single-word="false"/>
      <style:text-properties officeooo:paragraph-rsid="000a5a80"/>
    </style:style>
    <style:style style:name="P50" style:family="paragraph" style:parent-style-name="Text_20_body" style:list-style-name="L24">
      <style:paragraph-properties fo:text-align="justify" style:justify-single-word="false"/>
      <style:text-properties officeooo:paragraph-rsid="000a5a80"/>
    </style:style>
    <style:style style:name="P51" style:family="paragraph" style:parent-style-name="Text_20_body" style:list-style-name="L25">
      <style:paragraph-properties fo:text-align="justify" style:justify-single-word="false"/>
      <style:text-properties officeooo:paragraph-rsid="000a5a80"/>
    </style:style>
    <style:style style:name="P52" style:family="paragraph" style:parent-style-name="Text_20_body" style:list-style-name="L26">
      <style:paragraph-properties fo:text-align="justify" style:justify-single-word="false"/>
      <style:text-properties officeooo:paragraph-rsid="000bc291"/>
    </style:style>
    <style:style style:name="P53" style:family="paragraph" style:parent-style-name="Text_20_body" style:list-style-name="L27">
      <style:paragraph-properties fo:text-align="justify" style:justify-single-word="false"/>
      <style:text-properties officeooo:paragraph-rsid="000bc291"/>
    </style:style>
    <style:style style:name="P54" style:family="paragraph" style:parent-style-name="Text_20_body" style:list-style-name="L28">
      <style:paragraph-properties fo:text-align="justify" style:justify-single-word="false"/>
      <style:text-properties officeooo:paragraph-rsid="000bc291"/>
    </style:style>
    <style:style style:name="P55" style:family="paragraph" style:parent-style-name="Text_20_body" style:list-style-name="L29">
      <style:paragraph-properties fo:text-align="justify" style:justify-single-word="false"/>
      <style:text-properties officeooo:paragraph-rsid="000bc291"/>
    </style:style>
    <style:style style:name="P56" style:family="paragraph" style:parent-style-name="Text_20_body">
      <style:paragraph-properties fo:text-align="justify" style:justify-single-word="false"/>
      <style:text-properties officeooo:paragraph-rsid="000bc291"/>
    </style:style>
    <style:style style:name="P57" style:family="paragraph" style:parent-style-name="Text_20_body" style:list-style-name="L30">
      <style:paragraph-properties fo:text-align="justify" style:justify-single-word="false"/>
      <style:text-properties officeooo:paragraph-rsid="000bc291"/>
    </style:style>
    <style:style style:name="P58" style:family="paragraph" style:parent-style-name="Text_20_body" style:list-style-name="L31">
      <style:paragraph-properties fo:text-align="justify" style:justify-single-word="false"/>
      <style:text-properties officeooo:paragraph-rsid="000bd253"/>
    </style:style>
    <style:style style:name="P59" style:family="paragraph" style:parent-style-name="Text_20_body" style:list-style-name="L32">
      <style:paragraph-properties fo:text-align="justify" style:justify-single-word="false"/>
      <style:text-properties officeooo:paragraph-rsid="000bc291"/>
    </style:style>
    <style:style style:name="P60" style:family="paragraph" style:parent-style-name="Text_20_body" style:list-style-name="L33">
      <style:paragraph-properties fo:text-align="justify" style:justify-single-word="false"/>
      <style:text-properties officeooo:paragraph-rsid="000bd253"/>
    </style:style>
    <style:style style:name="P61" style:family="paragraph" style:parent-style-name="Text_20_body" style:list-style-name="L34">
      <style:paragraph-properties fo:text-align="justify" style:justify-single-word="false"/>
      <style:text-properties officeooo:paragraph-rsid="000bc291"/>
    </style:style>
    <style:style style:name="P62" style:family="paragraph" style:parent-style-name="Text_20_body" style:list-style-name="L35">
      <style:paragraph-properties fo:text-align="justify" style:justify-single-word="false"/>
      <style:text-properties officeooo:paragraph-rsid="000bd253"/>
    </style:style>
    <style:style style:name="P63" style:family="paragraph" style:parent-style-name="Text_20_body" style:list-style-name="L36">
      <style:paragraph-properties fo:text-align="justify" style:justify-single-word="false"/>
      <style:text-properties officeooo:paragraph-rsid="000bf0ef"/>
    </style:style>
    <style:style style:name="P64" style:family="paragraph" style:parent-style-name="Text_20_body" style:list-style-name="L37">
      <style:paragraph-properties fo:text-align="justify" style:justify-single-word="false"/>
      <style:text-properties officeooo:paragraph-rsid="000bf0ef"/>
    </style:style>
    <style:style style:name="P65" style:family="paragraph" style:parent-style-name="Text_20_body" style:list-style-name="L38">
      <style:paragraph-properties fo:text-align="justify" style:justify-single-word="false"/>
      <style:text-properties officeooo:paragraph-rsid="000bc291"/>
    </style:style>
    <style:style style:name="P66" style:family="paragraph" style:parent-style-name="Text_20_body" style:list-style-name="L39">
      <style:paragraph-properties fo:text-align="justify" style:justify-single-word="false"/>
      <style:text-properties officeooo:paragraph-rsid="000c7a20"/>
    </style:style>
    <style:style style:name="P67" style:family="paragraph" style:parent-style-name="Text_20_body">
      <style:paragraph-properties fo:text-align="justify" style:justify-single-word="false"/>
      <style:text-properties officeooo:paragraph-rsid="000c7a20"/>
    </style:style>
    <style:style style:name="P68" style:family="paragraph" style:parent-style-name="Text_20_body" style:list-style-name="L40">
      <style:paragraph-properties fo:text-align="justify" style:justify-single-word="false"/>
      <style:text-properties officeooo:paragraph-rsid="000de7e0"/>
    </style:style>
    <style:style style:name="P69" style:family="paragraph" style:parent-style-name="Text_20_body" style:list-style-name="L41">
      <style:paragraph-properties fo:text-align="justify" style:justify-single-word="false"/>
      <style:text-properties officeooo:paragraph-rsid="000de7e0"/>
    </style:style>
    <style:style style:name="P70" style:family="paragraph" style:parent-style-name="Text_20_body" style:list-style-name="L42">
      <style:paragraph-properties fo:text-align="justify" style:justify-single-word="false"/>
      <style:text-properties officeooo:paragraph-rsid="000c7a20"/>
    </style:style>
    <style:style style:name="P71" style:family="paragraph" style:parent-style-name="Text_20_body" style:list-style-name="L43">
      <style:paragraph-properties fo:text-align="justify" style:justify-single-word="false"/>
      <style:text-properties officeooo:paragraph-rsid="000de7e0"/>
    </style:style>
    <style:style style:name="P72" style:family="paragraph" style:parent-style-name="Text_20_body" style:list-style-name="L44">
      <style:paragraph-properties fo:text-align="justify" style:justify-single-word="false"/>
      <style:text-properties officeooo:paragraph-rsid="000c7a20"/>
    </style:style>
    <style:style style:name="P73" style:family="paragraph" style:parent-style-name="Text_20_body" style:list-style-name="L45">
      <style:paragraph-properties fo:text-align="justify" style:justify-single-word="false"/>
      <style:text-properties officeooo:paragraph-rsid="000de7e0"/>
    </style:style>
    <style:style style:name="P74" style:family="paragraph" style:parent-style-name="Text_20_body" style:list-style-name="L46">
      <style:paragraph-properties fo:text-align="justify" style:justify-single-word="false"/>
      <style:text-properties officeooo:paragraph-rsid="000c7a20"/>
    </style:style>
    <style:style style:name="P75" style:family="paragraph" style:parent-style-name="Text_20_body" style:list-style-name="L47">
      <style:paragraph-properties fo:text-align="justify" style:justify-single-word="false"/>
      <style:text-properties officeooo:paragraph-rsid="000e544b"/>
    </style:style>
    <style:style style:name="P76" style:family="paragraph" style:parent-style-name="Text_20_body" style:list-style-name="L48">
      <style:paragraph-properties fo:text-align="justify" style:justify-single-word="false"/>
      <style:text-properties officeooo:paragraph-rsid="000c7a20"/>
    </style:style>
    <style:style style:name="P77" style:family="paragraph" style:parent-style-name="Text_20_body" style:list-style-name="L50">
      <style:paragraph-properties fo:text-align="justify" style:justify-single-word="false"/>
      <style:text-properties officeooo:paragraph-rsid="000e544b"/>
    </style:style>
    <style:style style:name="P78" style:family="paragraph" style:parent-style-name="Text_20_body">
      <style:paragraph-properties fo:text-align="justify" style:justify-single-word="false"/>
      <style:text-properties officeooo:paragraph-rsid="000e544b"/>
    </style:style>
    <style:style style:name="P79" style:family="paragraph" style:parent-style-name="Text_20_body" style:list-style-name="L61">
      <style:paragraph-properties fo:text-align="justify" style:justify-single-word="false"/>
      <style:text-properties officeooo:paragraph-rsid="000e544b"/>
    </style:style>
    <style:style style:name="P80" style:family="paragraph" style:parent-style-name="Text_20_body" style:list-style-name="L62">
      <style:paragraph-properties fo:text-align="justify" style:justify-single-word="false"/>
      <style:text-properties officeooo:paragraph-rsid="000fe80a"/>
    </style:style>
    <style:style style:name="P81" style:family="paragraph" style:parent-style-name="Text_20_body">
      <style:paragraph-properties fo:text-align="justify" style:justify-single-word="false"/>
      <style:text-properties officeooo:paragraph-rsid="000fe80a"/>
    </style:style>
    <style:style style:name="P82" style:family="paragraph" style:parent-style-name="Text_20_body" style:list-style-name="L63">
      <style:paragraph-properties fo:text-align="justify" style:justify-single-word="false"/>
      <style:text-properties officeooo:paragraph-rsid="000e544b"/>
    </style:style>
    <style:style style:name="P83" style:family="paragraph" style:parent-style-name="Text_20_body" style:list-style-name="L64">
      <style:paragraph-properties fo:text-align="justify" style:justify-single-word="false"/>
      <style:text-properties officeooo:paragraph-rsid="000fe80a"/>
    </style:style>
    <style:style style:name="P84" style:family="paragraph" style:parent-style-name="Text_20_body" style:list-style-name="L65">
      <style:paragraph-properties fo:text-align="justify" style:justify-single-word="false"/>
      <style:text-properties officeooo:paragraph-rsid="000e544b"/>
    </style:style>
    <style:style style:name="P85" style:family="paragraph" style:parent-style-name="Text_20_body" style:list-style-name="L66">
      <style:paragraph-properties fo:text-align="justify" style:justify-single-word="false"/>
      <style:text-properties officeooo:paragraph-rsid="000fe80a"/>
    </style:style>
    <style:style style:name="P86" style:family="paragraph" style:parent-style-name="Text_20_body" style:list-style-name="L67">
      <style:paragraph-properties fo:text-align="justify" style:justify-single-word="false"/>
      <style:text-properties officeooo:paragraph-rsid="000e544b"/>
    </style:style>
    <style:style style:name="P87" style:family="paragraph" style:parent-style-name="Text_20_body" style:list-style-name="L68">
      <style:paragraph-properties fo:text-align="justify" style:justify-single-word="false"/>
      <style:text-properties officeooo:paragraph-rsid="000fe80a"/>
    </style:style>
    <style:style style:name="P88" style:family="paragraph" style:parent-style-name="Text_20_body" style:list-style-name="L69">
      <style:paragraph-properties fo:text-align="justify" style:justify-single-word="false"/>
      <style:text-properties officeooo:paragraph-rsid="000e544b"/>
    </style:style>
    <style:style style:name="P89" style:family="paragraph" style:parent-style-name="Text_20_body" style:list-style-name="L70">
      <style:paragraph-properties fo:text-align="justify" style:justify-single-word="false"/>
      <style:text-properties officeooo:paragraph-rsid="000fe80a"/>
    </style:style>
    <style:style style:name="P90" style:family="paragraph" style:parent-style-name="Text_20_body">
      <style:paragraph-properties fo:text-align="justify" style:justify-single-word="false"/>
      <style:text-properties fo:font-weight="normal" officeooo:paragraph-rsid="0005ed5f" style:font-weight-asian="normal" style:font-weight-complex="normal"/>
    </style:style>
    <style:style style:name="P91" style:family="paragraph" style:parent-style-name="Text_20_body" style:list-style-name="L33">
      <style:paragraph-properties fo:text-align="justify" style:justify-single-word="false"/>
      <style:text-properties officeooo:rsid="000bd253" officeooo:paragraph-rsid="000bd253"/>
    </style:style>
    <style:style style:name="P92" style:family="paragraph" style:parent-style-name="Text_20_body" style:list-style-name="L45">
      <style:paragraph-properties fo:text-align="justify" style:justify-single-word="false"/>
      <style:text-properties officeooo:rsid="000de7e0" officeooo:paragraph-rsid="000de7e0"/>
    </style:style>
    <style:style style:name="P93" style:family="paragraph" style:parent-style-name="Text_20_body">
      <style:paragraph-properties fo:text-align="justify" style:justify-single-word="false"/>
      <style:text-properties officeooo:rsid="0014d180" officeooo:paragraph-rsid="0014d180"/>
    </style:style>
    <style:style style:name="P94" style:family="paragraph" style:parent-style-name="Text_20_body">
      <style:paragraph-properties fo:margin-left="1.251cm" fo:margin-right="0cm" fo:text-align="justify" style:justify-single-word="false" fo:text-indent="0cm" style:auto-text-indent="false"/>
      <style:text-properties officeooo:rsid="0014d180" officeooo:paragraph-rsid="0014d180"/>
    </style:style>
    <style:style style:name="P95" style:family="paragraph" style:parent-style-name="Title">
      <style:paragraph-properties fo:text-align="center" style:justify-single-word="false"/>
    </style:style>
    <style:style style:name="T1" style:family="text">
      <style:text-properties officeooo:rsid="0005ed5f"/>
    </style:style>
    <style:style style:name="T2" style:family="text">
      <style:text-properties fo:font-weight="bold" style:font-weight-asian="bold" style:font-weight-complex="bold"/>
    </style:style>
    <style:style style:name="T3" style:family="text">
      <style:text-properties officeooo:rsid="00075d6b"/>
    </style:style>
    <style:style style:name="T4" style:family="text">
      <style:text-properties officeooo:rsid="000765de"/>
    </style:style>
    <style:style style:name="T5" style:family="text">
      <style:text-properties officeooo:rsid="000825d5"/>
    </style:style>
    <style:style style:name="T6" style:family="text">
      <style:text-properties officeooo:rsid="0008fafa"/>
    </style:style>
    <style:style style:name="T7" style:family="text">
      <style:text-properties officeooo:rsid="000a5a80"/>
    </style:style>
    <style:style style:name="T8" style:family="text">
      <style:text-properties officeooo:rsid="000bc291"/>
    </style:style>
    <style:style style:name="T9" style:family="text">
      <style:text-properties officeooo:rsid="000bd253"/>
    </style:style>
    <style:style style:name="T10" style:family="text">
      <style:text-properties officeooo:rsid="000d2afb"/>
    </style:style>
    <style:style style:name="T11" style:family="text">
      <style:text-properties officeooo:rsid="000fe80a"/>
    </style:style>
    <style:style style:name="T12" style:family="text">
      <style:text-properties officeooo:rsid="0013be95"/>
    </style:style>
    <style:style style:name="T13" style:family="text">
      <style:text-properties officeooo:rsid="0014d180"/>
    </style:style>
    <style:style style:name="T14" style:family="text">
      <style:text-properties style:text-position="0% 100%" fo:font-weight="bold" style:font-weight-asian="bold" style:font-weight-complex="bold"/>
    </style:style>
    <style:style style:name="T15" style:family="text">
      <style:text-properties officeooo:rsid="00151e38"/>
    </style:style>
    <style:style style:name="T16" style:family="text">
      <style:text-properties officeooo:rsid="00166aec"/>
    </style:style>
    <style:style style:name="T17" style:family="text">
      <style:text-properties officeooo:rsid="0016a172"/>
    </style:style>
    <style:style style:name="T18" style:family="text">
      <style:text-properties officeooo:rsid="0019734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Sutemiwaza-no-kata</text:p>
      <text:p text:style-name="P95">捨て身技の型</text:p>
      <text:p text:style-name="P20"/>
      <text:p text:style-name="P21">Mareike Riegel</text:p>
      <text:p text:style-name="P21">2024</text:p>
      <text:p text:style-name="P21">Zur Erlangung des 4. Dan</text:p>
      <text:p text:style-name="P21"/>
      <text:p text:style-name="P21"/>
      <text:p text:style-name="P2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119_243854726" text:style-name="Index_20_Link" text:visited-style-name="Index_20_Link">1. Kata im Ju-Jutsu<text:tab/>4</text:a></text:p>
          <text:p text:style-name="P2"><text:a xlink:type="simple" xlink:href="#__RefHeading___Toc121_243854726" text:style-name="Index_20_Link" text:visited-style-name="Index_20_Link">1.1 Definition Kata<text:tab/>4</text:a></text:p>
          <text:p text:style-name="P2"><text:a xlink:type="simple" xlink:href="#__RefHeading___Toc123_243854726" text:style-name="Index_20_Link" text:visited-style-name="Index_20_Link">1.2 Kata als Team-Work im Ju-Jutsu<text:tab/>4</text:a></text:p>
          <text:p text:style-name="P1"><text:a xlink:type="simple" xlink:href="#__RefHeading___Toc139_243854726" text:style-name="Index_20_Link" text:visited-style-name="Index_20_Link">2. Reaktionen - Fight, Flight, Shock<text:tab/>6</text:a></text:p>
          <text:p text:style-name="P2"><text:a xlink:type="simple" xlink:href="#__RefHeading___Toc141_243854726" text:style-name="Index_20_Link" text:visited-style-name="Index_20_Link">2.1 Schockstarre<text:tab/>6</text:a></text:p>
          <text:p text:style-name="P2"><text:a xlink:type="simple" xlink:href="#__RefHeading___Toc143_243854726" text:style-name="Index_20_Link" text:visited-style-name="Index_20_Link">2.2 Das Hasenpanier - Flucht or Flight<text:tab/>6</text:a></text:p>
          <text:p text:style-name="P2"><text:a xlink:type="simple" xlink:href="#__RefHeading___Toc145_243854726" text:style-name="Index_20_Link" text:visited-style-name="Index_20_Link">2.3 Kampf - Fight<text:tab/>7</text:a></text:p>
          <text:p text:style-name="P1"><text:a xlink:type="simple" xlink:href="#__RefHeading___Toc147_243854726" text:style-name="Index_20_Link" text:visited-style-name="Index_20_Link">3. Zu dieser Kata<text:tab/>8</text:a></text:p>
          <text:p text:style-name="P2"><text:a xlink:type="simple" xlink:href="#__RefHeading___Toc149_243854726" text:style-name="Index_20_Link" text:visited-style-name="Index_20_Link">3.1 Grundsätzliches<text:tab/>8</text:a></text:p>
          <text:p text:style-name="P2"><text:a xlink:type="simple" xlink:href="#__RefHeading___Toc151_243854726" text:style-name="Index_20_Link" text:visited-style-name="Index_20_Link">3.2 Verteidigerposition<text:tab/>8</text:a></text:p>
          <text:p text:style-name="P2"><text:a xlink:type="simple" xlink:href="#__RefHeading___Toc153_243854726" text:style-name="Index_20_Link" text:visited-style-name="Index_20_Link">3.3 Reaktionen in der Kata<text:tab/>8</text:a></text:p>
          <text:p text:style-name="P2"><text:a xlink:type="simple" xlink:href="#__RefHeading___Toc155_243854726" text:style-name="Index_20_Link" text:visited-style-name="Index_20_Link">3.4 Sicher aufstehen<text:tab/>9</text:a></text:p>
          <text:p text:style-name="P1"><text:a xlink:type="simple" xlink:href="#__RefHeading___Toc159_243854726" text:style-name="Index_20_Link" text:visited-style-name="Index_20_Link">4. Ablauf der Kata<text:tab/>10</text:a></text:p>
          <text:p text:style-name="P2"><text:a xlink:type="simple" xlink:href="#__RefHeading___Toc161_243854726" text:style-name="Index_20_Link" text:visited-style-name="Index_20_Link">1. Selbstfallwürfe am Bein des Gegners<text:tab/>10</text:a></text:p>
          <text:p text:style-name="P3"><text:a xlink:type="simple" xlink:href="#__RefHeading___Toc163_243854726" text:style-name="Index_20_Link" text:visited-style-name="Index_20_Link">1.1 Beinroll-Kick (RE)<text:tab/>10</text:a></text:p>
          <text:p text:style-name="P3"><text:a xlink:type="simple" xlink:href="#__RefHeading___Toc165_243854726" text:style-name="Index_20_Link" text:visited-style-name="Index_20_Link">1.2 Abtaucher (LI)<text:tab/>11</text:a></text:p>
          <text:p text:style-name="P3"><text:a xlink:type="simple" xlink:href="#__RefHeading___Toc167_243854726" text:style-name="Index_20_Link" text:visited-style-name="Index_20_Link">1.3 Beinrollwurf nach vorne (RE)<text:tab/>11</text:a></text:p>
          <text:p text:style-name="P3"><text:a xlink:type="simple" xlink:href="#__RefHeading___Toc169_243854726" text:style-name="Index_20_Link" text:visited-style-name="Index_20_Link">1.4 Beinrollwurf nach hinten nach Fusstritt vorwärts zur Körpermitte (LI)<text:tab/>12</text:a></text:p>
          <text:p text:style-name="P3"><text:a xlink:type="simple" xlink:href="#__RefHeading___Toc171_243854726" text:style-name="Index_20_Link" text:visited-style-name="Index_20_Link">1.5 Gerollte Innensichel nach Halbkreisfusstritt vorwärts zur Körpermitte<text:tab/>13</text:a></text:p>
          <text:p text:style-name="P2"><text:a xlink:type="simple" xlink:href="#__RefHeading___Toc173_243854726" text:style-name="Index_20_Link" text:visited-style-name="Index_20_Link">2. Selbstfallwürfe am Körper / Gi des Gegners<text:tab/>14</text:a></text:p>
          <text:p text:style-name="P3"><text:a xlink:type="simple" xlink:href="#__RefHeading___Toc175_243854726" text:style-name="Index_20_Link" text:visited-style-name="Index_20_Link">2.1 Korbwurf nach 1 Handgelenk wird mit beiden Händen gefasst (RE)<text:tab/>14</text:a></text:p>
          <text:p text:style-name="P3"><text:a xlink:type="simple" xlink:href="#__RefHeading___Toc177_243854726" text:style-name="Index_20_Link" text:visited-style-name="Index_20_Link">2.2 Eckenwurf an Bauch nach einhändiger Griff ins Revers (diagonal) (LI)<text:tab/>15</text:a></text:p>
          <text:p text:style-name="P3"><text:a xlink:type="simple" xlink:href="#__RefHeading___Toc179_243854726" text:style-name="Index_20_Link" text:visited-style-name="Index_20_Link">2.3 Schulterrad-Rolle nach Würge von vorn mit beiden Händen (RE)<text:tab/>15</text:a></text:p>
          <text:p text:style-name="P3"><text:a xlink:type="simple" xlink:href="#__RefHeading___Toc181_243854726" text:style-name="Index_20_Link" text:visited-style-name="Index_20_Link">2.4 Talfallzug-Variante nach Würge von der Seite mit beiden Händen (LI)<text:tab/>16</text:a></text:p>
          <text:p text:style-name="P3"><text:a xlink:type="simple" xlink:href="#__RefHeading___Toc183_243854726" text:style-name="Index_20_Link" text:visited-style-name="Index_20_Link">2.5 Radschere nach Griff in die Jacke (Schulterbereich) einhändig von der Seite (RE)<text:tab/>16</text:a></text:p>
          <text:p text:style-name="P2"><text:a xlink:type="simple" xlink:href="#__RefHeading___Toc185_243854726" text:style-name="Index_20_Link" text:visited-style-name="Index_20_Link">3. Selbstfallwürfe am Arm des Gegners<text:tab/>17</text:a></text:p>
          <text:p text:style-name="P3"><text:a xlink:type="simple" xlink:href="#__RefHeading___Toc187_243854726" text:style-name="Index_20_Link" text:visited-style-name="Index_20_Link">3.1 Vorwärts-Armstreckhebelrolle nach Messerstich von oben aussen (Nr. 1) in Dolchhaltung<text:tab/>17</text:a></text:p>
          <text:p text:style-name="P3"><text:a xlink:type="simple" xlink:href="#__RefHeading___Toc189_243854726" text:style-name="Index_20_Link" text:visited-style-name="Index_20_Link">3.2 Seitenriss nach Messerstich geradlinig zur Körpermitte (Nr. 5) (LI)<text:tab/>18</text:a></text:p>
          <text:p text:style-name="P3"><text:a xlink:type="simple" xlink:href="#__RefHeading___Toc191_243854726" text:style-name="Index_20_Link" text:visited-style-name="Index_20_Link">3.3 Armstreckgehebelter Reisballenwurf nach Messerstich von oben innen (Nr. 2) in Dolchhaltung (RE)<text:tab/>18</text:a></text:p>
          <text:p text:style-name="P3"><text:a xlink:type="simple" xlink:href="#__RefHeading___Toc193_243854726" text:style-name="Index_20_Link" text:visited-style-name="Index_20_Link">3.4 Stock-Bizepspressen-Sutemi nach Stockschlag von oben (Nr. 6) (LI)<text:tab/>19</text:a></text:p>
          <text:p text:style-name="P3"><text:a xlink:type="simple" xlink:href="#__RefHeading___Toc195_243854726" text:style-name="Index_20_Link" text:visited-style-name="Index_20_Link">3.5 Eingestiegener Reisballenwurf nach Stockschlag von oben aussen (Nr. 1) (RE)<text:tab/>19</text:a></text:p>
          <text:p text:style-name="P2"><text:a xlink:type="simple" xlink:href="#__RefHeading___Toc197_243854726" text:style-name="Index_20_Link" text:visited-style-name="Index_20_Link"><text:soft-page-break/>4. Selbstfallwürfe am Kopf des Gegners<text:tab/>20</text:a></text:p>
          <text:p text:style-name="P3"><text:a xlink:type="simple" xlink:href="#__RefHeading___Toc199_243854726" text:style-name="Index_20_Link" text:visited-style-name="Index_20_Link">4.1 Reisballenwurf nach Umklammerung von vorn unter den Armen (RE)<text:tab/>20</text:a></text:p>
          <text:p text:style-name="P3"><text:a xlink:type="simple" xlink:href="#__RefHeading___Toc201_243854726" text:style-name="Index_20_Link" text:visited-style-name="Index_20_Link">4.2 Doppelreverswürg-Sutemi nach Umklammerung von vorn über den Armen (LI)<text:tab/>21</text:a></text:p>
          <text:p text:style-name="P3"><text:a xlink:type="simple" xlink:href="#__RefHeading___Toc203_243854726" text:style-name="Index_20_Link" text:visited-style-name="Index_20_Link">4.3 Krokorolle nach Schwitzkasten von der Seite (Angriff rechts) (RE)<text:tab/>21</text:a></text:p>
          <text:p text:style-name="P3"><text:a xlink:type="simple" xlink:href="#__RefHeading___Toc205_243854726" text:style-name="Index_20_Link" text:visited-style-name="Index_20_Link">4.4 Fingerverhebelter Triangelwurf nach Schwitzkasten von vorn (Angriff links) (LI)<text:tab/>22</text:a></text:p>
          <text:p text:style-name="P3"><text:a xlink:type="simple" xlink:href="#__RefHeading___Toc207_243854726" text:style-name="Index_20_Link" text:visited-style-name="Index_20_Link">4.5 Beinhalsschere nach Würge von hinten mit dem Unterarm (RE)<text:tab/>22</text:a></text:p>
          <text:p text:style-name="P1"><text:a xlink:type="simple" xlink:href="#__RefHeading___Toc209_243854726" text:style-name="Index_20_Link" text:visited-style-name="Index_20_Link">5. Quellen<text:tab/>23</text:a></text:p>
        </text:index-body>
      </text:table-of-content>
      <text:p text:style-name="P23"/>
      <text:h text:style-name="P6" text:outline-level="1"><text:bookmark-start text:name="__RefHeading___Toc119_243854726"/><text:span text:style-name="T1">1. </text:span>Kata im Ju-Jutsu<text:bookmark-end text:name="__RefHeading___Toc119_243854726"/></text:h>
      <text:p text:style-name="P25">Eine Kata ist eine Übungsform, die es ermöglicht, bestimmte Prinzipien durch die Trainierenden explizit zu erfahren. Ausserdem dient sie dazu, die motorischen Fähigkeiten zu erweitern und Bewegungsabläufe zu automatisieren. Sie kann auch zur Demonstration dieser Prinzipien herangezogen werden um Anreize für die Bewältigung von Situationen zu geben.</text:p>
      <text:p text:style-name="P24">Dr. Robert Suna, Kata. Die Leichtigkeit des Seins, S. 1.</text:p>
      <text:h text:style-name="P7" text:outline-level="2"><text:bookmark-start text:name="__RefHeading___Toc121_243854726"/><text:span text:style-name="T1">1.1 </text:span>Definition Kata<text:bookmark-end text:name="__RefHeading___Toc121_243854726"/></text:h>
      <text:p text:style-name="P24">Die Definition von Suna (s.o.) deckt bereits sehr gut ab, was eine Kata darstellt. Im Folgenden werde ich die gegebene Definition erläutern und kommentieren.</text:p>
      <text:p text:style-name="P24">Eine Kata wird bezeichnet als "Übungsform". Dies bedeutet, dass der Kata-Ausübende diese Kata wiederholt und wiederholt und - in der Regel - dabei die angewandten Techniken verfeinert.</text:p>
      <text:p text:style-name="P24">Diese Übungsform ermögliche es, laut Suna, "bestimmte Prinzipien durch die Trainierenden explizit zu erfahren". Die Kata ist also eine gezielte Zusammestellung von Techniken, die miteinander einen Sinn ergeben. Weil sie zum Beispiel ein bestimmtes Prinzip fokussiert betrachen. Eine Kata ist damit kein blosses Aufeinandertreffen zufällig zusammengewürfelter Techniken.</text:p>
      <text:p text:style-name="P24">Ein oder mehrere Prinzipien werden vertieft. Dem Kataausübenden wird damit ermöglicht, sich wieder und immer wieder mit demselben Komplex auseinanderzusetzen und zu vertiefen.</text:p>
      <text:p text:style-name="P24">Weiter könnte eine Kata "zur Demonstration dieser Prinzipien herangezogen werden". Hierbei ist "Demonstration" das zentrale Wort. Eine Kata stellt auch nach aussen dar. Dies hat zwei Aspekte: Sie zeigt anderen Übenden ggf. ein Prinzip besonders deutlich. Sie demonstriert gleichzeitig (z. B. vor dem Trainer oder einer Prüfungskommission), dass der Ausübende sich intensiv mit der Materien UND dem eigentlichen Üben auseinandergesetzt hat. Der Ausübende zeigt präsentiert die Frucht monate-, ja jahrelanger Vorbereitung und Fleisses.</text:p>
      <text:h text:style-name="Heading_20_2" text:outline-level="2"><text:bookmark-start text:name="__RefHeading___Toc123_243854726"/>1.2 Kata als Team-Work im Ju-Jutsu<text:bookmark-end text:name="__RefHeading___Toc123_243854726"/></text:h>
      <text:p text:style-name="P24">Katas im Ju-Jutsu oder Jiu-Jitsu sind speziell. Warum? Weil man bei einer klassischen Kata an die Solo-Kata im Karate denkt.</text:p>
      <text:p text:style-name="P24">Im Karate wird eine Kata von einer Person gelaufen; diese führt alle Techniken aus. Im Internet gibt es wunderbare Beispiele zu Karate-Katas, die nun weltweit verfügbar sind.</text:p>
      <text:p text:style-name="P24">(Allem voran die Spanierin Sandra Sanchez. Bei ihren Katas und Trainings-Reels kann man sehen, wie Kata und Training dazu funktioniert. Das Ergebnis ist eine kraftvolle, dynamische Technikausführung mit Intensität und Präzision.)</text:p>
      <text:p text:style-name="P24">Anders im Ju-Jutsu. Hier hat man bei einer Kata immmer mehrere Beteiligte:</text:p>
      <text:list text:style-name="L1">
        <text:list-item>
          <text:p text:style-name="P27"><text:span text:style-name="T1">einen Uke / Kata-Ausübenden</text:span></text:p>
        </text:list-item>
        <text:list-item>
          <text:p text:style-name="P27"><text:span text:style-name="T1">einen oder mehrere Tori / Kata-Beiläufer</text:span></text:p>
        </text:list-item>
        <text:list-item>
          <text:p text:style-name="P27"><text:soft-page-break/><text:span text:style-name="T1">Beweis der Wirksamkeit einer Ju-Jutsu-Technik</text:span></text:p>
        </text:list-item>
      </text:list>
      <text:p text:style-name="P24">Warum wird eine Ju-Jutsu-Kata zu mehreren gelaufen? Wenn es eine offizielle Begründung gibt, so kenne ich diese leider nicht. Folgende Vermutung jedoch liegt nahe:</text:p>
      <text:p text:style-name="P24">Die Wirksamkeit einer Ju-Jutsu-Technik ist massgeblich vom Verhalten des Partners / Tori abhängig. Der eigene Stand, die angewandte Kraft, der Hebelpunkt muss immer angepasst werden an:</text:p>
      <text:list text:style-name="L2">
        <text:list-item>
          <text:p text:style-name="P28"><text:span text:style-name="T1">körperliche Bemassung des Tori, ist er gross, klein, kurze Beine, langer Oberkörper</text:span></text:p>
        </text:list-item>
        <text:list-item>
          <text:p text:style-name="P28"><text:span text:style-name="T1">körperliche Eigenheiten des Tori, ist er z. B. in den Fingern überbeweglich, hat keinerlei Schmerzempfinden</text:span></text:p>
        </text:list-item>
        <text:list-item>
          <text:p text:style-name="P28"><text:span text:style-name="T1">Verhältnis der Körpermassen von Uke und Tori</text:span></text:p>
        </text:list-item>
        <text:list-item>
          <text:p text:style-name="P28"><text:span text:style-name="T1">Stand und Schwerpunkt des Tori in dieser Situation</text:span></text:p>
        </text:list-item>
      </text:list>
      <text:p text:style-name="P24">In einer Kata zeigt man die Wirksamkeit einer Ju-Jutsu-Technik, dass man eine Technik wahrlich verstanden und durchdrungen hat. Dies ist nur möglich, indem man die Technik auch an einem Partner ausführt. Die Ausführung am Partner ist daher das zentrale Element einer Ju-Jutsu-Kata.</text:p>
      <text:h text:style-name="P10" text:outline-level="2"/>
      <text:h text:style-name="P5" text:outline-level="1"><text:bookmark-start text:name="__RefHeading___Toc139_243854726"/><text:span text:style-name="T18">2</text:span><text:span text:style-name="T5">. </text:span>Reaktionen - Fight, Flight, Shock<text:bookmark-end text:name="__RefHeading___Toc139_243854726"/></text:h>
      <text:p text:style-name="P26">Es gibt drei Möglichkeiten, wie Menschen auf eine Gefahr reagieren:</text:p>
      <text:list text:style-name="L14">
        <text:list-item>
          <text:p text:style-name="P39">Schockstarre</text:p>
        </text:list-item>
        <text:list-item>
          <text:p text:style-name="P39">Flucht</text:p>
        </text:list-item>
        <text:list-item>
          <text:p text:style-name="P39">Kampf</text:p>
        </text:list-item>
      </text:list>
      <text:p text:style-name="P26">Diese drei Verhaltensweisen sind im limbischen System verankert.</text:p>
      <text:h text:style-name="Heading_20_2" text:outline-level="2"><text:bookmark-start text:name="__RefHeading___Toc141_243854726"/><text:span text:style-name="T18">2</text:span><text:span text:style-name="T5">.1 </text:span>Schockstarre<text:bookmark-end text:name="__RefHeading___Toc141_243854726"/></text:h>
      <text:p text:style-name="P26">Schockstarre ergibt Sinn, um eine Konfrontation zu vermeiden. Ein grosses, angreifendes Raubtier wird durch schnelle Bewegungen "getriggert". Verbleibt die mutmassliche Beute ruhig, besteht die Möglichkeit, dass sie übersehen wird. Dies spiegelt sich in dem Ratschlag wider, man soll vor bellenden Hunden stehen bleiben. Denn Weglaufen spreche ihren Jagdtrieb an.</text:p>
      <text:p text:style-name="P26">(Schockstarre kann auch bei missbrauchten Kindern beobachtet werden. In der Nähe des Täters werden sie merkwürdig still und ruhig. Beobachtet man ein solches auffallendes Verhalten bei einem Kind, sollte man nach blauen Flecken z. B. an den Armen Ausschau halten. Navarro beschreibt dies so: "Bei der Untersuchung von Kindesmisshandlungen habe ich die Erfahrung gemacht, dass Kinder in der Anwesenheit des misshandelnden Elternteils oder Erwachsenen ihre Armbewegungen star<text:span text:style-name="T5">k</text:span> reduzieren.", Navarro, S. 126)</text:p>
      <text:p text:style-name="P26">Schockstarre hat ihren Sinn in der Natur und bisweilen auch in menschlichen Beziehungen / Auseinandersetzungen. Für eine Ju-Jutsu-Kata ist sie jedoch nicht geeignet. Denn sie zeigt nur, dass das limbische System funktioniert, ist jedoch keine sinnvolle Technik an sich.</text:p>
      <text:p text:style-name="P26">In wirklichen Auseinandersetzungen sorgt die Schockstarre eventuell für eine Verzögerung, deretwegen eine wahrscheinlich sinnvollere Reaktion wie ein Block oder Flucht zu spät einsetzt. Wie dem auch sei: Schockstarre passt nicht in eine Ju-Jutsu-Kata.</text:p>
      <text:h text:style-name="Heading_20_2" text:outline-level="2"><text:bookmark-start text:name="__RefHeading___Toc143_243854726"/><text:span text:style-name="T18">2</text:span><text:span text:style-name="T5">.2 </text:span>Das Hasenpanier - Flucht or Flight<text:bookmark-end text:name="__RefHeading___Toc143_243854726"/></text:h>
      <text:p text:style-name="P26">Flucht bedeutet, dass man wegrennt, sich von der Auseinandersetzung distanziert. Auf diese Weise entrinnt man dem Schicksal möglicherweise gravierender Verletzungen oder gar Tod. (Vorausgesetzt, die Flucht gelingt.)</text:p>
      <text:p text:style-name="P26">Parkour ist die "Kampf"sportart, die sich dieser Reaktion verschrieben hat. Schnelle Flucht auf Routen, welche es dem Angreifer schwer macht zu folgen.</text:p>
      <text:p text:style-name="P26">In dieser Kat<text:span text:style-name="T5">a</text:span> wird jeweils die erste Technik eines Abschnitts die Flucht zum Inhalt haben. D. h. nach erfolgtem Selbstfallwurf wird schnellstmöglich das Hasenpanier ergriffen. Schon im Ende der Wurftechnik ist die Flucht mit einbezogen, beispielsweise indem in Schrittstellung gelandet wird. Die ermöglicht einen <text:span text:style-name="T5">schnellstmöglichen</text:span> <text:span text:style-name="T5">Ü</text:span>bergang in einen Sprint.</text:p>
      <text:p text:style-name="P26"><text:soft-page-break/><text:span text:style-name="T5">Z</text:span>iel ist abhauen, die Biege machen, die Fliege machen, die Kurve kratzen, verduften, verschwinden, sich verziehen oder auch sich verzupfen. Ein nicht begonnener Kampf ist ein nicht verlorener Kampf. Lieber einen Zacken in seinem Krönchen einbüssen, als einen Zahn im Kiefer.</text:p>
      <text:h text:style-name="Heading_20_2" text:outline-level="2"><text:bookmark-start text:name="__RefHeading___Toc145_243854726"/><text:span text:style-name="T18">2</text:span><text:span text:style-name="T5">.3 </text:span>Kampf - Fight<text:bookmark-end text:name="__RefHeading___Toc145_243854726"/></text:h>
      <text:p text:style-name="P26">Kampf - die Domäne aller Kampfsportarten. Im Ju-Jutsu bedeutet dies auch: passende Abwehrreaktion bzw. Verteidigung und eine Gegenreaktion. Ziel ist es, dass man die Kontrolle behält mithilfe einer oder mehrere der folgenden Handlungen:</text:p>
      <text:list text:style-name="L15">
        <text:list-item>
          <text:p text:style-name="P40">Sicherungstechnik</text:p>
        </text:list-item>
        <text:list-item>
          <text:p text:style-name="P40">Submission</text:p>
        </text:list-item>
        <text:list-item>
          <text:p text:style-name="P40">Transporttechnik</text:p>
        </text:list-item>
      </text:list>
      <text:p text:style-name="P26">Eine Sicherungstechnik sorgt dafür, dass der Angreifer kontrolliert wird. Zumeist erfolgt dies am Boden. Der Verteidiger in der Regel oben. Der Angreifer liegt in der Regel unten, seine Bewegungsmöglichkeiten sind eingeschränkt. Dadurch werden auch Schlag- und Tritttechniken unterbunden.</text:p>
      <text:p text:style-name="P26">Zu den Standard-Sicherungstechniken gehören Side control, Kreuzposition, Mount und Guard. (Bei allen Positionen wird von oben kontrolliert, nur bei letzterer (Mount) erfolgt die Kontrolle aus der Unterlage.)</text:p>
      <text:p text:style-name="P26">Als Submission bezeichnet man die Unterwerfung des Angreifers durch eine finale Technik. Diese finale Technik macht den Angreifer angriffsunfähig. Beispielsweise durch einen Bruch (angreifendes Körperteil ist kaputt + grosse Schmerzen) oder eine Würge (Ohnmacht). Eine Submission wird in der Kata <text:span text:style-name="T5">g</text:span>ezeigt, jedoch nicht ausgeführt.</text:p>
      <text:p text:style-name="P26">Mit einer Transporttechnik bewegt man den Angreifer von A nach B. Dies geschieht in einer Weise, dass der Angreifer nicht angreifen kann. In der Regel wird die Balance des Angreifers gebrochen. Der hat dann mehr mit seinem Gleichgewicht zu tun als mit einem Angriff. Gleichzeitig wird ein Hebel oder eine andere Technik (Würge) derart angelegt, dass sie eine Bedrohung darstellt. Quasi ein Damokles-Schwert in den Händen des Verteidigers.</text:p>
      <text:p text:style-name="P26">Die Ablage des Angreifers nach der Technik kann entweder "gesichert" zu erfolgen oder durch vehementes Schubsen um Distanz zu schaffen. Das blosse Loslassen des Angreifers nach einem erfolgten Transport könnte diesen dazu inspirieren, erneut anzugreifen ...und das will man ja als Verteidiger eher vermeiden.</text:p>
      <text:p text:style-name="P26">Diese drei Handlungen - Sicherungstechnik, Submission, Transporttechnik - bauen aufeinander auf: Zuerst muss eine Sicherung des Angreifers erfolgen. Diese stellt bereits die Kontrolle über den Angreifer sicher. Erst dann besteht die Möglichkeit einer erfolgreichen Submission. (Auch wenn die Submission nicht ausgeführt wird.) Das Setup der Submission ist die Voraussetzung für eine gelungene Transporttechnik.</text:p>
      <text:h text:style-name="P5" text:outline-level="1"><text:bookmark-start text:name="__RefHeading___Toc147_243854726"/><text:span text:style-name="T18">3</text:span><text:span text:style-name="T6">. </text:span>Zu dieser Kata<text:bookmark-end text:name="__RefHeading___Toc147_243854726"/></text:h>
      <text:h text:style-name="P8" text:outline-level="2"><text:bookmark-start text:name="__RefHeading___Toc149_243854726"/><text:span text:style-name="T18">3</text:span><text:span text:style-name="T17">.1</text:span> Grundsätzliches<text:bookmark-end text:name="__RefHeading___Toc149_243854726"/></text:h>
      <text:p text:style-name="P26">In der Kata-Struktur des Duo-Systems werden die Angriffe in vier Hauptgruppen unterteilt: Atemi (Schläge und Tritte), Greifen, Waffenangriffe und Umklammerungen. Diesen Angriffsgruppen werden Sutemi-Waza (Opferwürfe) gegenübergestellt, die den Zielbereichen Bein, Körper, Arm und Kopf entsprechen.</text:p>
      <text:list text:style-name="L16">
        <text:list-item>
          <text:p text:style-name="P41">Würfe am Bein sind sinnvoll in Verbindung mit Atemi, da Tritte eine direkte Angriffsfläche bieten, um die Wurftechniken gezielt anzusetzen.</text:p>
        </text:list-item>
        <text:list-item>
          <text:p text:style-name="P41">Würfe am Körper passen gut zu Greifen, da hier eine enge Distanz erforderlich ist, um den Gegner effektiv zu werfen.</text:p>
        </text:list-item>
        <text:list-item>
          <text:p text:style-name="P41">Würfe am Arm harmonieren mit Waffenangriffen, da Waffen üblicherweise in den Händen gehalten werden und der Arm als Ansatzpunkt für die Technik dient.</text:p>
        </text:list-item>
        <text:list-item>
          <text:p text:style-name="P41">Würfe am Kopf sind sinnvoll nach Umklammerungen, da der Angreifer bereits nah am Gegner ist und dieser oft schon früh in der Technik kontrolliert und nach unten geführt werden kann.</text:p>
        </text:list-item>
      </text:list>
      <text:p text:style-name="P42">Andere Aufteilungen können ebenfalls sinnvoll sein. Für die vorliegende Darstellung habe ich mich jedoch aus den genannten Gründen für diese Struktur entschieden.</text:p>
      <text:p text:style-name="P26">Eine Übersicht der gesamten Kata befindet sich am Ende des Kapitels, unten.</text:p>
      <text:h text:style-name="Heading_20_2" text:outline-level="2"><text:bookmark-start text:name="__RefHeading___Toc151_243854726"/><text:span text:style-name="T18">3</text:span><text:span text:style-name="T17">.2</text:span><text:span text:style-name="T15"> </text:span><text:span text:style-name="T6">V</text:span>erteidigerposition<text:bookmark-end text:name="__RefHeading___Toc151_243854726"/></text:h>
      <text:p text:style-name="P26">Durch die 4 Bereiche hinweg startet der Verteidiger immer in dieser Folge:</text:p>
      <text:list text:style-name="L17">
        <text:list-item>
          <text:p text:style-name="P43">rechte Seite</text:p>
        </text:list-item>
        <text:list-item>
          <text:p text:style-name="P43">linke Seite</text:p>
        </text:list-item>
        <text:list-item>
          <text:p text:style-name="P43">rechte Seite</text:p>
        </text:list-item>
        <text:list-item>
          <text:p text:style-name="P43">linke Seite</text:p>
        </text:list-item>
        <text:list-item>
          <text:p text:style-name="P43">rechte Seite</text:p>
        </text:list-item>
      </text:list>
      <text:h text:style-name="Heading_20_2" text:outline-level="2"><text:bookmark-start text:name="__RefHeading___Toc153_243854726"/><text:span text:style-name="T18">3</text:span><text:span text:style-name="T17">.3</text:span><text:span text:style-name="T15"> </text:span>Reaktionen in der Kata<text:bookmark-end text:name="__RefHeading___Toc153_243854726"/></text:h>
      <text:p text:style-name="P26">Durch die 4 Bereiche erfolgt die Reaktion wie folgt:</text:p>
      <text:list text:style-name="L18">
        <text:list-item>
          <text:p text:style-name="P44">Flucht</text:p>
        </text:list-item>
        <text:list-item>
          <text:p text:style-name="P44">Sicherungstechnik / Kontrolle</text:p>
        </text:list-item>
        <text:list-item>
          <text:p text:style-name="P44">Transporttechnik, sichere Ablage des Angreifers auf RE-Seite</text:p>
        </text:list-item>
        <text:list-item>
          <text:p text:style-name="P44">Submission</text:p>
        </text:list-item>
        <text:list-item>
          <text:p text:style-name="P44"><text:soft-page-break/>Submission</text:p>
        </text:list-item>
      </text:list>
      <text:h text:style-name="Heading_20_2" text:outline-level="2"><text:bookmark-start text:name="__RefHeading___Toc155_243854726"/><text:span text:style-name="T18">3</text:span><text:span text:style-name="T16">.</text:span><text:span text:style-name="T17">4</text:span><text:span text:style-name="T16"> </text:span>Sicher aufstehen<text:bookmark-end text:name="__RefHeading___Toc155_243854726"/></text:h>
      <text:p text:style-name="P26">Das Aufstehen nach der erfolgten Technik hat "gesichert" zu erfolgen, dies bedeutet:</text:p>
      <text:list text:style-name="L19">
        <text:list-item>
          <text:p text:style-name="P45">der Angreifer wird kontrolliert, bis der Verteidiger selbst den Stand erreicht hat</text:p>
        </text:list-item>
        <text:list-item>
          <text:p text:style-name="P45">die Kontrolle kann erfolgen über:</text:p>
          <text:list>
            <text:list-item>
              <text:p text:style-name="P45">Angreifer liegt mit Bauch zum Boden</text:p>
            </text:list-item>
            <text:list-item>
              <text:p text:style-name="P45">Erwirkung einer Körperstellung, die das Aufstehen des Angreifers behindert und / oder verlangsamt</text:p>
            </text:list-item>
            <text:list-item>
              <text:p text:style-name="P45">kontrollierenden Körperkontakt, z. B. Schienbein in kurzer Rippe</text:p>
            </text:list-item>
            <text:list-item>
              <text:p text:style-name="P45">Aufforderungen, beispielsweise "Legen Sie Ihre Hände auf Ihren Hinterkopf" oder "Auf den Bauch! Schlagen Sie Ihre Beine übereinander."</text:p>
            </text:list-item>
            <text:list-item>
              <text:p text:style-name="P45">Transporttechniken werden mit der sicheren Ablage des Angreifers auf dem Boden beendet</text:p>
            </text:list-item>
            <text:list-item>
              <text:p text:style-name="P45">Submissions werden mit der sicheren Ablage des Angreifers auf dem Boden beendet</text:p>
            </text:list-item>
          </text:list>
        </text:list-item>
      </text:list>
      <text:h text:style-name="P5" text:outline-level="1"><text:bookmark-start text:name="__RefHeading___Toc159_243854726"/><text:span text:style-name="T18">4</text:span>. Ablauf der Kata<text:bookmark-end text:name="__RefHeading___Toc159_243854726"/></text:h>
      <text:h text:style-name="Heading_20_2" text:outline-level="2"><text:bookmark-start text:name="__RefHeading___Toc161_243854726"/><text:span text:style-name="T7">1. </text:span>Selbstfallwürfe am Bein des Gegners<text:bookmark-end text:name="__RefHeading___Toc161_243854726"/></text:h>
      <text:p text:style-name="P26">Würfe am Bein sind sinnvoll in Verbindung mit Atemi, da Tritte eine direkte Angriffsfläche bieten, um die Wurftechniken gezielt anzusetzen.</text:p>
      <text:p text:style-name="P26"/>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19">Duo-Serie #3 - Beschreibung</text:p>
            </table:table-cell>
            <table:table-cell table:style-name="Tabelle2.A1" office:value-type="string">
              <text:p text:style-name="P19">Bein</text:p>
            </table:table-cell>
            <table:table-cell table:style-name="Tabelle2.A1" office:value-type="string">
              <text:p text:style-name="P19">Reaktion</text:p>
            </table:table-cell>
          </table:table-row>
        </table:table-header-rows>
        <table:table-row>
          <table:table-cell table:style-name="Tabelle2.A2" office:value-type="string">
            <text:p text:style-name="P18">Fauststoss zum Kopf</text:p>
          </table:table-cell>
          <table:table-cell table:style-name="Tabelle2.A2" office:value-type="string">
            <text:p text:style-name="P18">Beinroll-Kick</text:p>
          </table:table-cell>
          <table:table-cell table:style-name="Tabelle2.A2" office:value-type="string">
            <text:p text:style-name="P18">Flucht</text:p>
          </table:table-cell>
        </table:table-row>
        <table:table-row>
          <table:table-cell table:style-name="Tabelle2.A3" office:value-type="string">
            <text:p text:style-name="P18">Fauststoss zur Körpermitte</text:p>
          </table:table-cell>
          <table:table-cell table:style-name="Tabelle2.A3" office:value-type="string">
            <text:p text:style-name="P18">Abtaucher</text:p>
          </table:table-cell>
          <table:table-cell table:style-name="Tabelle2.A3" office:value-type="string">
            <text:p text:style-name="P18">Kontrolle (Sidecontrol)</text:p>
          </table:table-cell>
        </table:table-row>
        <table:table-row>
          <table:table-cell table:style-name="Tabelle2.A2" office:value-type="string">
            <text:p text:style-name="P18">Handaussenkantenschlag zum Hals</text:p>
          </table:table-cell>
          <table:table-cell table:style-name="Tabelle2.A2" office:value-type="string">
            <text:p text:style-name="P18">Beinrollwurf nach vorne</text:p>
          </table:table-cell>
          <table:table-cell table:style-name="Tabelle2.A2" office:value-type="string">
            <text:p text:style-name="P18">Transport (Kavalier)</text:p>
          </table:table-cell>
        </table:table-row>
        <table:table-row>
          <table:table-cell table:style-name="Tabelle2.A3" office:value-type="string">
            <text:p text:style-name="P18">Fusstritt vorwärts zur Körpermitte</text:p>
          </table:table-cell>
          <table:table-cell table:style-name="Tabelle2.A3" office:value-type="string">
            <text:p text:style-name="P18">Beinrollwurf nach hinten</text:p>
          </table:table-cell>
          <table:table-cell table:style-name="Tabelle2.A3" office:value-type="string">
            <text:p text:style-name="P18">Submission (Wadenpresse)</text:p>
          </table:table-cell>
        </table:table-row>
        <table:table-row>
          <table:table-cell table:style-name="Tabelle2.A2" office:value-type="string">
            <text:p text:style-name="P18">Halbkreisfusstritt vorwärts zur Körpermitte</text:p>
          </table:table-cell>
          <table:table-cell table:style-name="Tabelle2.A2" office:value-type="string">
            <text:p text:style-name="P18">Gerolltes Einhaken</text:p>
          </table:table-cell>
          <table:table-cell table:style-name="Tabelle2.A2" office:value-type="string">
            <text:p text:style-name="P17">Submission (Rear naked Choke)</text:p>
          </table:table-cell>
        </table:table-row>
      </table:table>
      <text:p text:style-name="P26"/>
      <text:h text:style-name="Heading_20_3" text:outline-level="3"><text:bookmark-start text:name="__RefHeading___Toc163_243854726"/><text:span text:style-name="T15">1.1 </text:span>Beinroll-Kick (RE)<text:bookmark-end text:name="__RefHeading___Toc163_243854726"/></text:h>
      <text:p text:style-name="P26">Angreifer</text:p>
      <text:list text:style-name="L20">
        <text:list-item>
          <text:p text:style-name="P46">Fauststoss zum Kopf</text:p>
        </text:list-item>
        <text:list-item>
          <text:p text:style-name="P46">dabei Schritt nach vorne mit rechts</text:p>
        </text:list-item>
      </text:list>
      <text:p text:style-name="P26">Verteidiger</text:p>
      <text:list text:style-name="L21">
        <text:list-item>
          <text:p text:style-name="P47">Verteidigung</text:p>
          <text:list>
            <text:list-item>
              <text:p text:style-name="P47">ausweichen nach links = aussen</text:p>
            </text:list-item>
            <text:list-item>
              <text:p text:style-name="P47">linke Hand fegt angreifende Hand nach innen</text:p>
            </text:list-item>
          </text:list>
        </text:list-item>
        <text:list-item>
          <text:p text:style-name="P47">Wurf</text:p>
          <text:list>
            <text:list-item>
              <text:p text:style-name="P47">Rolle vorwärts über rechte Schulter</text:p>
            </text:list-item>
            <text:list-item>
              <text:p text:style-name="P47">rechte Achselhöhle hinter gegenseitiger Ferse des Angreifers</text:p>
            </text:list-item>
            <text:list-item>
              <text:p text:style-name="P47">rechte Ferse zum Bauch des Angreifers</text:p>
            </text:list-item>
          </text:list>
        </text:list-item>
        <text:list-item>
          <text:p text:style-name="P47">Reaktion</text:p>
          <text:list>
            <text:list-item>
              <text:p text:style-name="P47">Flucht durch Wegrennen</text:p>
            </text:list-item>
          </text:list>
        </text:list-item>
      </text:list>
      <text:h text:style-name="Heading_20_3" text:outline-level="3"><text:bookmark-start text:name="__RefHeading___Toc165_243854726"/><text:soft-page-break/><text:span text:style-name="T15">1.2 </text:span>Abtaucher (LI)<text:bookmark-end text:name="__RefHeading___Toc165_243854726"/></text:h>
      <text:p text:style-name="P26">Angreifer</text:p>
      <text:list text:style-name="L22">
        <text:list-item>
          <text:p text:style-name="P48">Fauststoss zur Körpermitte</text:p>
        </text:list-item>
        <text:list-item>
          <text:p text:style-name="P48">dabei Schritt nach vorne mit rechts</text:p>
        </text:list-item>
      </text:list>
      <text:p text:style-name="P26">Verteidiger</text:p>
      <text:list text:style-name="L23">
        <text:list-item>
          <text:p text:style-name="P49">Verteidigung</text:p>
          <text:list>
            <text:list-item>
              <text:p text:style-name="P49">ausweichen nach links = aussen</text:p>
            </text:list-item>
            <text:list-item>
              <text:p text:style-name="P49">Feger mit rechtem Unterarm zur angreifenden Hand</text:p>
            </text:list-item>
            <text:list-item>
              <text:p text:style-name="P49">links Haken zum Kinn unter Arm des Angreifers durch</text:p>
            </text:list-item>
          </text:list>
        </text:list-item>
        <text:list-item>
          <text:p text:style-name="P49">Wurf</text:p>
          <text:list>
            <text:list-item>
              <text:p text:style-name="P49">links fasst Arm des Angreifers</text:p>
            </text:list-item>
            <text:list-item>
              <text:p text:style-name="P49">rechts greift zu Bein</text:p>
            </text:list-item>
            <text:list-item>
              <text:p text:style-name="P49">Abtaucher</text:p>
            </text:list-item>
          </text:list>
        </text:list-item>
        <text:list-item>
          <text:p text:style-name="P49">Reaktion Kontrolle</text:p>
        </text:list-item>
        <text:list-item>
          <text:p text:style-name="P49">Side control</text:p>
        </text:list-item>
      </text:list>
      <text:h text:style-name="P11" text:outline-level="3"><text:bookmark-start text:name="__RefHeading___Toc167_243854726"/><text:span text:style-name="T15">1.3 </text:span>Beinrollwurf nach vorne (RE)<text:bookmark-end text:name="__RefHeading___Toc167_243854726"/></text:h>
      <text:p text:style-name="P26">Angreifer</text:p>
      <text:list text:style-name="L24">
        <text:list-item>
          <text:p text:style-name="P50">Handaussenkantenschlag links zum Hals</text:p>
        </text:list-item>
        <text:list-item>
          <text:p text:style-name="P50">dabei Schritt nach vorne links</text:p>
        </text:list-item>
      </text:list>
      <text:p text:style-name="P26">Verteidiger</text:p>
      <text:list text:style-name="L25">
        <text:list-item>
          <text:p text:style-name="P51">Verteidigung</text:p>
          <text:list>
            <text:list-item>
              <text:p text:style-name="P51">nach rechts ausweichen</text:p>
            </text:list-item>
            <text:list-item>
              <text:p text:style-name="P51">links Block zur Schulter, rechts passiver Block</text:p>
            </text:list-item>
            <text:list-item>
              <text:p text:style-name="P51">linker Handrücken zum Kinn als Schock</text:p>
            </text:list-item>
          </text:list>
        </text:list-item>
        <text:list-item>
          <text:p text:style-name="P51">Wurf (Beinrollwurf nach vorne)</text:p>
          <text:list>
            <text:list-item>
              <text:p text:style-name="P51">rechte Hand führe gleichseitige (schlagende) Hand des Angreifers vor den eigenen Körper</text:p>
            </text:list-item>
            <text:list-item>
              <text:p text:style-name="P51">Beinrollrollwurf nach vorne</text:p>
            </text:list-item>
            <text:list-item>
              <text:p text:style-name="P51">dabei Kontrolle des besagten linken Arms des Angreifers</text:p>
            </text:list-item>
            <text:list-item>
              <text:p text:style-name="P51">linkes Handgelenk des Angreifers mit links greifen</text:p>
            </text:list-item>
          </text:list>
        </text:list-item>
        <text:list-item>
          <text:p text:style-name="P51">Reaktion Transport (Kavalier)</text:p>
          <text:list>
            <text:list-item>
              <text:p text:style-name="P51"><text:soft-page-break/>seitlich vom Angreifer aufkommen</text:p>
            </text:list-item>
            <text:list-item>
              <text:p text:style-name="P51">aufknien, dabei Kontrolle über Handgelenksbeugehebel</text:p>
            </text:list-item>
            <text:list-item>
              <text:p text:style-name="P51">linke Hand des Angreifers kontrollieren zum Handgelenksbeugehebel (Kavaliersgriff)</text:p>
            </text:list-item>
            <text:list-item>
              <text:p text:style-name="P51">sichere Ablage auf RE</text:p>
            </text:list-item>
          </text:list>
        </text:list-item>
      </text:list>
      <text:h text:style-name="P11" text:outline-level="3"><text:bookmark-start text:name="__RefHeading___Toc169_243854726"/><text:span text:style-name="T15">1.4 </text:span>Beinrollwurf nach hinten nach Fusstritt vorwärts zur Körpermitte (LI)<text:bookmark-end text:name="__RefHeading___Toc169_243854726"/></text:h>
      <text:p text:style-name="P26">Angreifer</text:p>
      <text:list text:style-name="L26">
        <text:list-item>
          <text:p text:style-name="P52">Fusstritt vorwärts links zur Körpermitte</text:p>
        </text:list-item>
        <text:list-item>
          <text:p text:style-name="P52">Gewicht kommt nach vorne (Bein wird vorne abgesetzt)</text:p>
        </text:list-item>
      </text:list>
      <text:p text:style-name="P26">Verteidiger</text:p>
      <text:list text:style-name="L27">
        <text:list-item>
          <text:p text:style-name="P53">Verteidigung</text:p>
          <text:list>
            <text:list-item>
              <text:p text:style-name="P53">nach links ausweichen</text:p>
            </text:list-item>
            <text:list-item>
              <text:p text:style-name="P53">Unterarm-Block mit links</text:p>
            </text:list-item>
          </text:list>
        </text:list-item>
        <text:list-item>
          <text:p text:style-name="P53">Wurf (Bei<text:span text:style-name="T8">n</text:span>rollwurf nach hinten)</text:p>
          <text:list>
            <text:list-item>
              <text:p text:style-name="P53">Beinrollwurf nach hinten</text:p>
            </text:list-item>
            <text:list-item>
              <text:p text:style-name="P53">rechts dabei greift nach rechten Hosenbein des Angreifers im Fallen</text:p>
            </text:list-item>
            <text:list-item>
              <text:p text:style-name="P53">Partner zu Boden bringen</text:p>
            </text:list-item>
          </text:list>
        </text:list-item>
        <text:list-item>
          <text:p text:style-name="P53">Reaktion Kontrolle und Wadenpresse-Submission</text:p>
          <text:list>
            <text:list-item>
              <text:p text:style-name="P53">an Beinen des Partners ziehen, damit er auf dem Bauch aufkommt</text:p>
            </text:list-item>
            <text:list-item>
              <text:p text:style-name="P53">rechtes Bein des Angreifers nach links in die linke Kniekehle des Partners falten</text:p>
            </text:list-item>
            <text:list-item>
              <text:p text:style-name="P53">eigenes linkes Bein als Schloss, Zug nach hinten</text:p>
            </text:list-item>
            <text:list-item>
              <text:p text:style-name="P53">linke Hüfte mit linkem Angreifer-Bein nach vorne</text:p>
            </text:list-item>
          </text:list>
        </text:list-item>
      </text:list>
      <text:h text:style-name="P13" text:outline-level="3"/>
      <text:h text:style-name="P12" text:outline-level="3"><text:bookmark-start text:name="__RefHeading___Toc171_243854726"/><text:span text:style-name="T15">1.5 </text:span>Gerollte Innensichel nach Halbkreisfusstritt vorwärts zur Körpermitte<text:bookmark-end text:name="__RefHeading___Toc171_243854726"/></text:h>
      <text:p text:style-name="P26">Angreifer</text:p>
      <text:list text:style-name="L28">
        <text:list-item>
          <text:p text:style-name="P54">Halbkreisfusstritt rechts zur Körpermitte</text:p>
        </text:list-item>
        <text:list-item>
          <text:p text:style-name="P54">Gewicht kommt nach vorne (Bein wird vorne abgesetzt)</text:p>
        </text:list-item>
      </text:list>
      <text:p text:style-name="P26">Verteidiger</text:p>
      <text:list text:style-name="L29">
        <text:list-item>
          <text:p text:style-name="P55">Verteidigung</text:p>
          <text:list>
            <text:list-item>
              <text:p text:style-name="P55">Block mit gegenseitigem Unterschenkel</text:p>
            </text:list-item>
            <text:list-item>
              <text:p text:style-name="P55">dadurch kommen Angreifer- und Verteidiger-Bein nach vorne</text:p>
            </text:list-item>
          </text:list>
        </text:list-item>
        <text:list-item>
          <text:p text:style-name="P55">Wurf (Gerollte Innensichel)</text:p>
          <text:list>
            <text:list-item>
              <text:p text:style-name="P55">Rolle über rechts 45° abweichend nach links aussen hinter den Angreifer</text:p>
            </text:list-item>
            <text:list-item>
              <text:p text:style-name="P55">Angreifer dabei mitnehmen</text:p>
            </text:list-item>
          </text:list>
        </text:list-item>
        <text:list-item>
          <text:p text:style-name="P55">Reaktion Kontrolle und Würge-Submission</text:p>
          <text:list>
            <text:list-item>
              <text:p text:style-name="P55">Bein-Haken im Angreifer-Bein beibehalten</text:p>
            </text:list-item>
            <text:list-item>
              <text:p text:style-name="P55">weiterdrehen</text:p>
            </text:list-item>
            <text:list-item>
              <text:p text:style-name="P55">Back control, d. h., Angreifer kommt vor einem zu sitzen, sein Rücken an meinem Bauch, beide Beinhaken in die</text:p>
            </text:list-item>
            <text:list-item>
              <text:p text:style-name="P55">Beine des Angreifers</text:p>
            </text:list-item>
            <text:list-item>
              <text:p text:style-name="P55">Rear naked choke, d. h., mit rechtem Arm und Hals des Angreifers fassen, in den eigenen Bizeps des linken Arms fassen</text:p>
            </text:list-item>
          </text:list>
        </text:list-item>
      </text:list>
      <text:p text:style-name="P56"/>
      <text:h text:style-name="P9" text:outline-level="2"><text:bookmark-start text:name="__RefHeading___Toc173_243854726"/><text:span text:style-name="T9">2. </text:span>Selbstfallwürfe am Körper / Gi des Gegners<text:bookmark-end text:name="__RefHeading___Toc173_243854726"/></text:h>
      <text:p text:style-name="P56">Würfe am Körper passen gut zu Greifen, da hier eine enge Distanz erforderlich ist, um den Gegner effektiv zu werfen.</text:p>
      <text:p text:style-name="P56"/>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9">Duo-Serie #1 - Festhalteangriffe</text:p>
            </table:table-cell>
            <table:table-cell table:style-name="Tabelle3.A1" office:value-type="string">
              <text:p text:style-name="P19">Körper</text:p>
            </table:table-cell>
            <table:table-cell table:style-name="Tabelle3.A1" office:value-type="string">
              <text:p text:style-name="P19">Reaktion</text:p>
            </table:table-cell>
          </table:table-row>
        </table:table-header-rows>
        <table:table-row>
          <table:table-cell table:style-name="Tabelle3.A2" office:value-type="string">
            <text:p text:style-name="P18">1 Handgelenk wird mit beiden Händen gefasst</text:p>
          </table:table-cell>
          <table:table-cell table:style-name="Tabelle3.A2" office:value-type="string">
            <text:p text:style-name="P18">Korbwurf</text:p>
          </table:table-cell>
          <table:table-cell table:style-name="Tabelle3.A2" office:value-type="string">
            <text:p text:style-name="P18">Flucht</text:p>
          </table:table-cell>
        </table:table-row>
        <table:table-row>
          <table:table-cell table:style-name="Tabelle3.A3" office:value-type="string">
            <text:p text:style-name="P18">einhändiger Griff ins Revers (diagonal)</text:p>
          </table:table-cell>
          <table:table-cell table:style-name="Tabelle3.A3" office:value-type="string">
            <text:p text:style-name="P18">Eckenwurf an Bauch</text:p>
          </table:table-cell>
          <table:table-cell table:style-name="Tabelle3.A3" office:value-type="string">
            <text:p text:style-name="P18">Kontrolle (Guard)</text:p>
          </table:table-cell>
        </table:table-row>
        <table:table-row>
          <table:table-cell table:style-name="Tabelle3.A2" office:value-type="string">
            <text:p text:style-name="P18">Würge von vorn mit beiden Händen</text:p>
          </table:table-cell>
          <table:table-cell table:style-name="Tabelle3.A2" office:value-type="string">
            <text:p text:style-name="P18">Schulterrad-Rolle</text:p>
          </table:table-cell>
          <table:table-cell table:style-name="Tabelle3.A2" office:value-type="string">
            <text:p text:style-name="P18">Transport (Fingerhebel)</text:p>
          </table:table-cell>
        </table:table-row>
        <table:table-row>
          <table:table-cell table:style-name="Tabelle3.A3" office:value-type="string">
            <text:p text:style-name="P18">Würge von der Seite mit beiden Händen</text:p>
          </table:table-cell>
          <table:table-cell table:style-name="Tabelle3.A3" office:value-type="string">
            <text:p text:style-name="P18">Talfallzug</text:p>
          </table:table-cell>
          <table:table-cell table:style-name="Tabelle3.A3" office:value-type="string">
            <text:p text:style-name="P18">Submission (Armstreckhebel)</text:p>
          </table:table-cell>
        </table:table-row>
        <table:table-row>
          <table:table-cell table:style-name="Tabelle3.A2" office:value-type="string">
            <text:p text:style-name="P18">Griff in die Jacke (Schulterbereich) einhändig von der Seite</text:p>
          </table:table-cell>
          <table:table-cell table:style-name="Tabelle3.A2" office:value-type="string">
            <text:p text:style-name="P18">Radschere</text:p>
          </table:table-cell>
          <table:table-cell table:style-name="Tabelle3.A2" office:value-type="string">
            <text:p text:style-name="P17">Submission(Heel hook)</text:p>
          </table:table-cell>
        </table:table-row>
      </table:table>
      <text:p text:style-name="P56"/>
      <text:h text:style-name="Heading_20_3" text:outline-level="3"><text:bookmark-start text:name="__RefHeading___Toc175_243854726"/><text:span text:style-name="T15">2.1 </text:span>Korbwurf nach 1 Handgelenk wird mit beiden Händen gefasst (RE)<text:bookmark-end text:name="__RefHeading___Toc175_243854726"/></text:h>
      <text:p text:style-name="P56">Angreifer</text:p>
      <text:list text:style-name="L30">
        <text:list-item>
          <text:p text:style-name="P57">linkes Handgelenk wird mit beiden Händen gefasst</text:p>
        </text:list-item>
      </text:list>
      <text:p text:style-name="P56">Verteidiger</text:p>
      <text:list text:style-name="L31">
        <text:list-item>
          <text:p text:style-name="P58">Verteidigung - Griff lösen<text:tab/></text:p>
          <text:list>
            <text:list-item>
              <text:p text:style-name="P58">nach links ausweichen</text:p>
            </text:list-item>
            <text:list-item>
              <text:p text:style-name="P58">lösen: rechte Hand greift nach linker rechter Faust, nach oben drehen</text:p>
            </text:list-item>
          </text:list>
        </text:list-item>
        <text:list-item>
          <text:p text:style-name="P58">Wurf (Korbwurf)</text:p>
          <text:list>
            <text:list-item>
              <text:p text:style-name="P58">rechts Hand auf rechte Schulter des Angreifers</text:p>
            </text:list-item>
            <text:list-item>
              <text:p text:style-name="P58">linkes Bein zum Bauch</text:p>
            </text:list-item>
            <text:list-item>
              <text:p text:style-name="P58">linke Hand zur rechten Kniekehle des Angreifers = Wurf</text:p>
            </text:list-item>
          </text:list>
        </text:list-item>
        <text:list-item>
          <text:p text:style-name="P58">Reaktion (Flucht)</text:p>
        </text:list-item>
      </text:list>
      <text:h text:style-name="P14" text:outline-level="3"/>
      <text:h text:style-name="P15" text:outline-level="3"><text:bookmark-start text:name="__RefHeading___Toc177_243854726"/><text:span text:style-name="T15">2.2 </text:span>Eckenwurf an Bauch nach einhändiger Griff ins Revers (diagonal) (LI)<text:bookmark-end text:name="__RefHeading___Toc177_243854726"/></text:h>
      <text:p text:style-name="P56">Angreifer</text:p>
      <text:list text:style-name="L32">
        <text:list-item>
          <text:p text:style-name="P59">einhändiger Griff mit rechts ins Revers (diagonal)</text:p>
        </text:list-item>
      </text:list>
      <text:p text:style-name="P56">Verteidiger</text:p>
      <text:list text:style-name="L33">
        <text:list-item>
          <text:p text:style-name="P91">Verteidigung</text:p>
          <text:list>
            <text:list-item>
              <text:p text:style-name="P60">rechts Zug, greift gegenseitiges Handgelenk des Angreifers</text:p>
            </text:list-item>
            <text:list-item>
              <text:p text:style-name="P60">links Backfist Bauch</text:p>
            </text:list-item>
          </text:list>
        </text:list-item>
        <text:list-item>
          <text:p text:style-name="P60">Wurfsetup (Eckenwurf an Bauch)</text:p>
          <text:list>
            <text:list-item>
              <text:p text:style-name="P60">einspringen</text:p>
            </text:list-item>
            <text:list-item>
              <text:p text:style-name="P60">Eckenwurf an Bauch</text:p>
            </text:list-item>
          </text:list>
        </text:list-item>
        <text:list-item>
          <text:p text:style-name="P60">Reaktion (Kontrolle)</text:p>
          <text:list>
            <text:list-item>
              <text:p text:style-name="P60">Mount mit Schulterwürge</text:p>
            </text:list-item>
            <text:list-item>
              <text:p text:style-name="P60">weiterrollen in Guard</text:p>
            </text:list-item>
          </text:list>
        </text:list-item>
      </text:list>
      <text:h text:style-name="Heading_20_3" text:outline-level="3"><text:bookmark-start text:name="__RefHeading___Toc179_243854726"/><text:span text:style-name="T15">2.3 </text:span>Schulterrad-Rolle nach Würge von vorn mit beiden Händen (RE)<text:bookmark-end text:name="__RefHeading___Toc179_243854726"/></text:h>
      <text:p text:style-name="P56">Angreifer</text:p>
      <text:list text:style-name="L34">
        <text:list-item>
          <text:p text:style-name="P61">Würge von vorn mit beiden Händen</text:p>
        </text:list-item>
      </text:list>
      <text:p text:style-name="P56">Verteidiger</text:p>
      <text:list text:style-name="L35">
        <text:list-item>
          <text:p text:style-name="P62">Verteidigung - Griff lösen</text:p>
          <text:list>
            <text:list-item>
              <text:p text:style-name="P62">links greift gleichseitiges Handgelenk des Angreifers, dabei ausweichen nach rechts</text:p>
            </text:list-item>
            <text:list-item>
              <text:p text:style-name="P62">Sidestep nach links</text:p>
            </text:list-item>
            <text:list-item>
              <text:p text:style-name="P62">dabei rechten Arm von oben auf gleichseitigen, danach gegenseitigen Arm von unten lösen</text:p>
            </text:list-item>
          </text:list>
        </text:list-item>
        <text:list-item>
          <text:p text:style-name="P62">Wurf (Schulterrad-Rolle)</text:p>
          <text:list>
            <text:list-item>
              <text:p text:style-name="P62">links greift gegenseitigen Arm des Angreifers, rechts zum Oberschenkel</text:p>
            </text:list-item>
            <text:list-item>
              <text:p text:style-name="P62">Nacken an Bauch des Angreifers Aufladen zum Schulterrad</text:p>
            </text:list-item>
            <text:list-item>
              <text:p text:style-name="P62">Schulterrad-Rolle</text:p>
            </text:list-item>
            <text:list-item>
              <text:p text:style-name="P62"><text:span text:style-name="T9">w</text:span>eiterdrehen zum Armstreckhebel</text:p>
            </text:list-item>
          </text:list>
        </text:list-item>
        <text:list-item>
          <text:p text:style-name="P62">Reaktion (Transport)</text:p>
          <text:list>
            <text:list-item>
              <text:p text:style-name="P62">Fingerhebel</text:p>
            </text:list-item>
            <text:list-item>
              <text:p text:style-name="P62">sichere Ablage auf RE</text:p>
            </text:list-item>
          </text:list>
        </text:list-item>
      </text:list>
      <text:h text:style-name="Heading_20_3" text:outline-level="3"><text:bookmark-start text:name="__RefHeading___Toc181_243854726"/><text:soft-page-break/><text:span text:style-name="T15">2.4 </text:span>Talfallzug-Variante nach Würge von der Seite mit beiden Händen (LI)<text:bookmark-end text:name="__RefHeading___Toc181_243854726"/></text:h>
      <text:p text:style-name="P56">Angreifer</text:p>
      <text:list text:style-name="L36">
        <text:list-item>
          <text:p text:style-name="P63">Würge von der (linken) Seite mit beiden Händen</text:p>
        </text:list-item>
        <text:list-item>
          <text:p text:style-name="P63">Verteidiger Blick zu Prüfungskommission</text:p>
        </text:list-item>
      </text:list>
      <text:p text:style-name="P56">Verteidiger</text:p>
      <text:list text:style-name="L37">
        <text:list-item>
          <text:p text:style-name="P64">Verteidigung - Griff lösen</text:p>
          <text:list>
            <text:list-item>
              <text:p text:style-name="P64">rechts greift gleichseitiges Handgelenk des Angreifers</text:p>
            </text:list-item>
            <text:list-item>
              <text:p text:style-name="P64">links offene Hand zum Gesicht</text:p>
            </text:list-item>
            <text:list-item>
              <text:p text:style-name="P64">Schritt nach rechts, Angreifer mitziehen, damit dessen linker Fuss nach vorne kommt</text:p>
            </text:list-item>
          </text:list>
        </text:list-item>
        <text:list-item>
          <text:p text:style-name="P64">Wurf (Talfallzug-Variante)</text:p>
          <text:list>
            <text:list-item>
              <text:p text:style-name="P64">links Bein hinter gegenseitigem Bein abstellen = Ausfallschritt, Verteidiger um Hüfte greifen</text:p>
            </text:list-item>
            <text:list-item>
              <text:p text:style-name="P64">180°-Drehung hinter dem Angreifer</text:p>
            </text:list-item>
            <text:list-item>
              <text:p text:style-name="P64">Griff um Hüfte, dabei Gable grip</text:p>
            </text:list-item>
            <text:list-item>
              <text:p text:style-name="P64">Wurf über rechtes Bein</text:p>
            </text:list-item>
          </text:list>
        </text:list-item>
        <text:list-item>
          <text:p text:style-name="P64">Reaktion (Submission)</text:p>
          <text:list>
            <text:list-item>
              <text:p text:style-name="P64">Armstreckhebel</text:p>
            </text:list-item>
          </text:list>
        </text:list-item>
      </text:list>
      <text:h text:style-name="Heading_20_3" text:outline-level="3"><text:bookmark-start text:name="__RefHeading___Toc183_243854726"/><text:span text:style-name="T15">2.5 </text:span>Radschere nach Griff in die Jacke (Schulterbereich) einhändig von der Seite (RE)<text:bookmark-end text:name="__RefHeading___Toc183_243854726"/></text:h>
      <text:p text:style-name="P56">Angreifer</text:p>
      <text:list text:style-name="L38">
        <text:list-item>
          <text:p text:style-name="P65">Griff in die Jacke mit links (Schulterbereich) einhändig von der Seite</text:p>
        </text:list-item>
      </text:list>
      <text:p text:style-name="P56">Verteidiger</text:p>
      <text:list text:style-name="L39">
        <text:list-item>
          <text:p text:style-name="P66">Verteidigung - Griff lösen</text:p>
          <text:list>
            <text:list-item>
              <text:p text:style-name="P66">nach links Stepschritt</text:p>
            </text:list-item>
            <text:list-item>
              <text:p text:style-name="P66">linken Arm nach oben über haltenden Arm des Angreifers</text:p>
            </text:list-item>
            <text:list-item>
              <text:p text:style-name="P66">rechts Tigerkralle zum Gesicht</text:p>
            </text:list-item>
            <text:list-item>
              <text:p text:style-name="P66">rechten (gegriffen habenden) Arm des Angreifers rechts an sich vorbei</text:p>
            </text:list-item>
          </text:list>
        </text:list-item>
        <text:list-item>
          <text:p text:style-name="P66">Wurf (Radschere)</text:p>
          <text:list>
            <text:list-item>
              <text:p text:style-name="P66">Rad in den Handstand links an Angreifer vorbei</text:p>
            </text:list-item>
            <text:list-item>
              <text:p text:style-name="P66">Beine kippen 90° nach vorne = Radscherenwurf</text:p>
            </text:list-item>
          </text:list>
        </text:list-item>
        <text:list-item>
          <text:p text:style-name="P66">Reaktion (Submission) - Heel hoock / Fussdrehhebel</text:p>
        </text:list-item>
      </text:list>
      <text:h text:style-name="P9" text:outline-level="2"><text:bookmark-start text:name="__RefHeading___Toc185_243854726"/><text:span text:style-name="T10">3. </text:span>Selbstfallwürfe am Arm des Gegners<text:bookmark-end text:name="__RefHeading___Toc185_243854726"/></text:h>
      <text:p text:style-name="P67">Würfe am Arm harmonieren mit Waffenangriffen, da Waffen üblicherweise in den Händen gehalten werden und der Arm als Ansatzpunkt für die Technik dient.</text:p>
      <text:p text:style-name="P67"/>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P19">Duo-Serie #4 - Messer- oder Stockangriffe</text:p>
            </table:table-cell>
            <table:table-cell table:style-name="Tabelle4.A1" office:value-type="string">
              <text:p text:style-name="P19">Arm</text:p>
            </table:table-cell>
            <table:table-cell table:style-name="Tabelle4.A1" office:value-type="string">
              <text:p text:style-name="P19">Reaktion</text:p>
            </table:table-cell>
          </table:table-row>
        </table:table-header-rows>
        <table:table-row>
          <table:table-cell table:style-name="Tabelle4.A2" office:value-type="string">
            <text:p text:style-name="P18">Messerstich von oben aussen (Nr. 1) in Dolchhaltung</text:p>
          </table:table-cell>
          <table:table-cell table:style-name="Tabelle4.A2" office:value-type="string">
            <text:p text:style-name="P18">Vorwärts-Armstreckhebelrolle</text:p>
          </table:table-cell>
          <table:table-cell table:style-name="Tabelle4.A2" office:value-type="string">
            <text:p text:style-name="P18">Flucht</text:p>
          </table:table-cell>
        </table:table-row>
        <table:table-row>
          <table:table-cell table:style-name="Tabelle4.A3" office:value-type="string">
            <text:p text:style-name="P18">Messerstich geradlinig zur Körpermitte (Nr. 5)</text:p>
          </table:table-cell>
          <table:table-cell table:style-name="Tabelle4.A3" office:value-type="string">
            <text:p text:style-name="P18">Seitenriss</text:p>
          </table:table-cell>
          <table:table-cell table:style-name="Tabelle4.A3" office:value-type="string">
            <text:p text:style-name="P18">Kontrolle (Kreuzposition)</text:p>
          </table:table-cell>
        </table:table-row>
        <table:table-row>
          <table:table-cell table:style-name="Tabelle4.A2" office:value-type="string">
            <text:p text:style-name="P18">Messerstich von oben innen (Nr. 2) in Dolchhaltung</text:p>
          </table:table-cell>
          <table:table-cell table:style-name="Tabelle4.A2" office:value-type="string">
            <text:p text:style-name="P18">Armstreckgehebelter Reisballenwurf</text:p>
          </table:table-cell>
          <table:table-cell table:style-name="Tabelle4.A2" office:value-type="string">
            <text:p text:style-name="P18">Transport (Kreuzfessel)</text:p>
          </table:table-cell>
        </table:table-row>
        <table:table-row>
          <table:table-cell table:style-name="Tabelle4.A3" office:value-type="string">
            <text:p text:style-name="P18">Stockschlag von oben (Nr. 6)</text:p>
          </table:table-cell>
          <table:table-cell table:style-name="Tabelle4.A3" office:value-type="string">
            <text:p text:style-name="P18">Stock-Bizepspressen-Sutemi</text:p>
          </table:table-cell>
          <table:table-cell table:style-name="Tabelle4.A3" office:value-type="string">
            <text:p text:style-name="P18">Submission (Armpresse)</text:p>
          </table:table-cell>
        </table:table-row>
        <table:table-row>
          <table:table-cell table:style-name="Tabelle4.A2" office:value-type="string">
            <text:p text:style-name="P18">Stockschlag von oben aussen (Nr. 1)</text:p>
          </table:table-cell>
          <table:table-cell table:style-name="Tabelle4.A2" office:value-type="string">
            <text:p text:style-name="P18">Eingestiegener Reisballenwurf</text:p>
          </table:table-cell>
          <table:table-cell table:style-name="Tabelle4.A2" office:value-type="string">
            <text:p text:style-name="P17">Submission (Armstreckhebel)</text:p>
          </table:table-cell>
        </table:table-row>
      </table:table>
      <text:p text:style-name="P67"/>
      <text:h text:style-name="Heading_20_3" text:outline-level="3"><text:bookmark-start text:name="__RefHeading___Toc187_243854726"/><text:span text:style-name="T15">3.1 </text:span>Vorwärts-Armstreckhebelrolle nach Messerstich von oben aussen (Nr. 1) in Dolchhaltung<text:bookmark-end text:name="__RefHeading___Toc187_243854726"/></text:h>
      <text:p text:style-name="P67">Angreifer</text:p>
      <text:list text:style-name="L40">
        <text:list-item>
          <text:p text:style-name="P68">Angreifer ist Rechtshänder, hält Messer mit rechts und steht bereits in Rechtsauslage</text:p>
        </text:list-item>
        <text:list-item>
          <text:p text:style-name="P68">Messerstich von oben aussen (Nr. 1) in Dolchhaltung, mit rechts geführt</text:p>
        </text:list-item>
      </text:list>
      <text:p text:style-name="P67">Verteidiger</text:p>
      <text:list text:style-name="L41">
        <text:list-item>
          <text:p text:style-name="P69">Verteidigung</text:p>
          <text:list>
            <text:list-item>
              <text:p text:style-name="P69">rechts angreifenden Arm auf Oberschenkel des Angreifers pressen</text:p>
            </text:list-item>
            <text:list-item>
              <text:p text:style-name="P69">Handbeugehebel</text:p>
            </text:list-item>
            <text:list-item>
              <text:p text:style-name="P69">Entwaffnung Aussen-Unterarm über Messerrücken</text:p>
            </text:list-item>
          </text:list>
        </text:list-item>
        <text:list-item>
          <text:p text:style-name="P69">Wurf (Vorwärts-Armstreckhebelrolle)</text:p>
          <text:list>
            <text:list-item>
              <text:p text:style-name="P69">Waki-gatame</text:p>
            </text:list-item>
            <text:list-item>
              <text:p text:style-name="P69">Vorwärtsrolle</text:p>
            </text:list-item>
          </text:list>
        </text:list-item>
        <text:list-item>
          <text:p text:style-name="P69">Reaktion (Flucht)</text:p>
        </text:list-item>
      </text:list>
      <text:h text:style-name="P14" text:outline-level="3"/>
      <text:h text:style-name="P15" text:outline-level="3"><text:bookmark-start text:name="__RefHeading___Toc189_243854726"/><text:span text:style-name="T15">3.2 </text:span>Seitenriss nach Messerstich geradlinig zur Körpermitte (Nr. 5) (LI)<text:bookmark-end text:name="__RefHeading___Toc189_243854726"/></text:h>
      <text:p text:style-name="P67">Angreifer</text:p>
      <text:list text:style-name="L42">
        <text:list-item>
          <text:p text:style-name="P70">Messerstich von oben innen (Nr. 2) in Dolchhaltung</text:p>
        </text:list-item>
      </text:list>
      <text:p text:style-name="P67">Verteidiger</text:p>
      <text:list text:style-name="L43">
        <text:list-item>
          <text:p text:style-name="P71">Verteidigung</text:p>
          <text:list>
            <text:list-item>
              <text:p text:style-name="P71">Doppelblock</text:p>
            </text:list-item>
            <text:list-item>
              <text:p text:style-name="P71">Armstreckhebel über Schulter, Bruch = Entwaffnung</text:p>
            </text:list-item>
          </text:list>
        </text:list-item>
        <text:list-item>
          <text:p text:style-name="P71">Wurf (Seitenriss)</text:p>
          <text:list>
            <text:list-item>
              <text:p text:style-name="P71">eindrehen nach rechts</text:p>
            </text:list-item>
            <text:list-item>
              <text:p text:style-name="P71">Seitenriss</text:p>
            </text:list-item>
          </text:list>
        </text:list-item>
        <text:list-item>
          <text:p text:style-name="P71">Reaktion (Kontrolle)</text:p>
          <text:list>
            <text:list-item>
              <text:p text:style-name="P71">Kreuzposition</text:p>
            </text:list-item>
          </text:list>
        </text:list-item>
      </text:list>
      <text:h text:style-name="Heading_20_3" text:outline-level="3"><text:bookmark-start text:name="__RefHeading___Toc191_243854726"/><text:span text:style-name="T15">3.3 </text:span>Armstreckgehebelter Reisballenwurf nach Messerstich von oben innen (Nr. 2) in Dolchhaltung (RE)<text:bookmark-end text:name="__RefHeading___Toc191_243854726"/></text:h>
      <text:p text:style-name="P67">Angreifer</text:p>
      <text:list text:style-name="L44">
        <text:list-item>
          <text:p text:style-name="P72">Messerstich von oben innen (Nr. 2) in Dolchhaltung</text:p>
        </text:list-item>
      </text:list>
      <text:p text:style-name="P67">Verteidiger</text:p>
      <text:list text:style-name="L45">
        <text:list-item>
          <text:p text:style-name="P73">Verteidigung</text:p>
          <text:list>
            <text:list-item>
              <text:p text:style-name="P73">links angreifenden Arm auf Oberschenkel des Angreifers pressen</text:p>
            </text:list-item>
            <text:list-item>
              <text:p text:style-name="P73">Kipphandhebel</text:p>
            </text:list-item>
            <text:list-item>
              <text:p text:style-name="P73">Entwaffnung Empi über Messerrücken</text:p>
            </text:list-item>
          </text:list>
        </text:list-item>
        <text:list-item>
          <text:p text:style-name="P73">Wurf (Beineinhänger-Eckenwurf)</text:p>
          <text:list>
            <text:list-item>
              <text:p text:style-name="P73">Kipphandhebel leicht öffnen durch Zurücktreten</text:p>
            </text:list-item>
            <text:list-item>
              <text:p text:style-name="P73">links Bein einhängen in rechten Kipphandhebelarm des Angreifers</text:p>
            </text:list-item>
            <text:list-item>
              <text:p text:style-name="P73">Beineinhänger-Eckenwurf</text:p>
            </text:list-item>
            <text:list-item>
              <text:p text:style-name="P73">rechts greift Arm</text:p>
            </text:list-item>
            <text:list-item>
              <text:p text:style-name="P73">rollen über linke Schulter</text:p>
            </text:list-item>
          </text:list>
        </text:list-item>
        <text:list-item>
          <text:p text:style-name="P73">Reaktion (Transport)</text:p>
          <text:list>
            <text:list-item>
              <text:p text:style-name="P73">Kreuzfesselgriff, über aufsetzen aufzwingen</text:p>
            </text:list-item>
            <text:list-item>
              <text:p text:style-name="P92">sichere Ablage auf RE</text:p>
            </text:list-item>
          </text:list>
        </text:list-item>
      </text:list>
      <text:h text:style-name="Heading_20_3" text:outline-level="3"><text:bookmark-start text:name="__RefHeading___Toc193_243854726"/><text:soft-page-break/><text:span text:style-name="T15">3.4 </text:span>Stock-Bizepspressen-Sutemi nach Stockschlag von oben (Nr. 6) (LI)<text:bookmark-end text:name="__RefHeading___Toc193_243854726"/></text:h>
      <text:p text:style-name="P67">Angreifer</text:p>
      <text:list text:style-name="L46">
        <text:list-item>
          <text:p text:style-name="P74">Stockschlag von oben (Nr. 6)</text:p>
        </text:list-item>
      </text:list>
      <text:p text:style-name="P67">Verteidiger</text:p>
      <text:list text:style-name="L47">
        <text:list-item>
          <text:p text:style-name="P75">Verteidigung</text:p>
          <text:list>
            <text:list-item>
              <text:p text:style-name="P75">nach links ausweichen</text:p>
            </text:list-item>
            <text:list-item>
              <text:p text:style-name="P75">rechts Stock von oben greifen, unter Arm durch</text:p>
            </text:list-item>
            <text:list-item>
              <text:p text:style-name="P75">rechten Arm des Angreifers falten</text:p>
            </text:list-item>
            <text:list-item>
              <text:p text:style-name="P75">rechts Stock ins "Auge"</text:p>
            </text:list-item>
            <text:list-item>
              <text:p text:style-name="P75">links Bizepspresse</text:p>
            </text:list-item>
          </text:list>
        </text:list-item>
        <text:list-item>
          <text:p text:style-name="P75">Wurf (Stock-Bizepspressen-Sutemi)</text:p>
          <text:list>
            <text:list-item>
              <text:p text:style-name="P75">Stock-Bizepspressen-Sutemi = Eckenwurf mit Stock-Bizepspresse</text:p>
            </text:list-item>
          </text:list>
        </text:list-item>
        <text:list-item>
          <text:p text:style-name="P75">Reaktion (Submission)</text:p>
          <text:list>
            <text:list-item>
              <text:p text:style-name="P75">Stock-Bizepspresse</text:p>
            </text:list-item>
          </text:list>
        </text:list-item>
      </text:list>
      <text:h text:style-name="Heading_20_3" text:outline-level="3"><text:bookmark-start text:name="__RefHeading___Toc195_243854726"/><text:span text:style-name="T15">3.5 </text:span>Eingestiegener Reisballenwurf nach Stockschlag von oben aussen (Nr. 1) (RE)<text:bookmark-end text:name="__RefHeading___Toc195_243854726"/></text:h>
      <text:p text:style-name="P67">Angreifer</text:p>
      <text:list text:style-name="L48">
        <text:list-item>
          <text:p text:style-name="P76">Stockschlag von oben aussen (Nr. 1)</text:p>
        </text:list-item>
      </text:list>
      <text:p text:style-name="P67">Verteidiger</text:p>
      <text:list text:style-name="L50">
        <text:list-item>
          <text:p text:style-name="P77">Verteidigung</text:p>
          <text:list>
            <text:list-item>
              <text:p text:style-name="P77">ausweichen</text:p>
            </text:list-item>
            <text:list-item>
              <text:p text:style-name="P77">unter Arm durchtauchen</text:p>
            </text:list-item>
          </text:list>
        </text:list-item>
        <text:list-item>
          <text:p text:style-name="P77">Wurf (Eingestiegener Reisballenwurf)</text:p>
        </text:list-item>
        <text:list-item>
          <text:p text:style-name="P77">Reaktion (Submission)</text:p>
          <text:list>
            <text:list-item>
              <text:p text:style-name="P77">Armstreckhebel</text:p>
            </text:list-item>
          </text:list>
        </text:list-item>
      </text:list>
      <text:h text:style-name="P9" text:outline-level="2"><text:bookmark-start text:name="__RefHeading___Toc197_243854726"/><text:span text:style-name="T15">4. </text:span>Selbstfallwürfe am Kopf des Gegners<text:bookmark-end text:name="__RefHeading___Toc197_243854726"/></text:h>
      <text:p text:style-name="P78">Würfe am Kopf sind sinnvoll nach Umklammerungen, da der Angreifer bereits nah am Gegner ist und dieser oft schon früh in der Technik kontrolliert und nach unten geführt werden kann.</text:p>
      <text:p text:style-name="P78"/>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P19">Duo-Serie #2 -Umklammerungsangriffe</text:p>
            </table:table-cell>
            <table:table-cell table:style-name="Tabelle5.A1" office:value-type="string">
              <text:p text:style-name="P19">Technik am Kopf</text:p>
            </table:table-cell>
            <table:table-cell table:style-name="Tabelle5.A1" office:value-type="string">
              <text:p text:style-name="P19">Raktion</text:p>
            </table:table-cell>
          </table:table-row>
        </table:table-header-rows>
        <table:table-row>
          <table:table-cell table:style-name="Tabelle5.A2" office:value-type="string">
            <text:p text:style-name="P18">Umklammerung von vorn unter den Armen</text:p>
          </table:table-cell>
          <table:table-cell table:style-name="Tabelle5.A2" office:value-type="string">
            <text:p text:style-name="P18">Reisballenwurf</text:p>
          </table:table-cell>
          <table:table-cell table:style-name="Tabelle5.A2" office:value-type="string">
            <text:p text:style-name="P18">Flucht</text:p>
          </table:table-cell>
        </table:table-row>
        <table:table-row>
          <table:table-cell table:style-name="Tabelle5.A3" office:value-type="string">
            <text:p text:style-name="P18">Umklammerung von vorn über den Armen</text:p>
          </table:table-cell>
          <table:table-cell table:style-name="Tabelle5.A3" office:value-type="string">
            <text:p text:style-name="P18">Doppelreverswürg-Sutemi</text:p>
          </table:table-cell>
          <table:table-cell table:style-name="Tabelle5.A3" office:value-type="string">
            <text:p text:style-name="P18">Kontrolle (Mount mit Unterarm-Würge)</text:p>
          </table:table-cell>
        </table:table-row>
        <table:table-row>
          <table:table-cell table:style-name="Tabelle5.A2" office:value-type="string">
            <text:p text:style-name="P18">Schwitzkasten von der Seite (Angriff rechts)</text:p>
          </table:table-cell>
          <table:table-cell table:style-name="Tabelle5.A2" office:value-type="string">
            <text:p text:style-name="P18">Krokodilsrolle</text:p>
          </table:table-cell>
          <table:table-cell table:style-name="Tabelle5.A2" office:value-type="string">
            <text:p text:style-name="P18">Transport (Fingerhebel)</text:p>
          </table:table-cell>
        </table:table-row>
        <table:table-row>
          <table:table-cell table:style-name="Tabelle5.A3" office:value-type="string">
            <text:p text:style-name="P18">Schwitzkasten von vorn (Angriff links)</text:p>
          </table:table-cell>
          <table:table-cell table:style-name="Tabelle5.A3" office:value-type="string">
            <text:p text:style-name="P18">Triangelwurf</text:p>
          </table:table-cell>
          <table:table-cell table:style-name="Tabelle5.A3" office:value-type="string">
            <text:p text:style-name="P18">Submission (Reverse Triangle)</text:p>
          </table:table-cell>
        </table:table-row>
        <table:table-row>
          <table:table-cell table:style-name="Tabelle5.A2" office:value-type="string">
            <text:p text:style-name="P18">Würge von hinten mit dem Unterarm</text:p>
          </table:table-cell>
          <table:table-cell table:style-name="Tabelle5.A2" office:value-type="string">
            <text:p text:style-name="P18">Gerädelte Beinhalsschere</text:p>
          </table:table-cell>
          <table:table-cell table:style-name="Tabelle5.A2" office:value-type="string">
            <text:p text:style-name="P17">Submission</text:p>
          </table:table-cell>
        </table:table-row>
      </table:table>
      <text:p text:style-name="P78"/>
      <text:h text:style-name="Heading_20_3" text:outline-level="3"><text:bookmark-start text:name="__RefHeading___Toc199_243854726"/><text:span text:style-name="T15">4.1 </text:span>Reisballenwurf nach Umklammerung von vorn unter den Armen (RE)<text:bookmark-end text:name="__RefHeading___Toc199_243854726"/></text:h>
      <text:p text:style-name="P78">Angreifer</text:p>
      <text:list text:style-name="L61">
        <text:list-item>
          <text:p text:style-name="P79">Umklammerung von vorn unter den Armen</text:p>
        </text:list-item>
      </text:list>
      <text:p text:style-name="P78">Verteidiger</text:p>
      <text:list text:style-name="L62">
        <text:list-item>
          <text:p text:style-name="P80">Verteidigung</text:p>
          <text:list>
            <text:list-item>
              <text:p text:style-name="P80">doppeler Armstreckhebel-Anriss</text:p>
            </text:list-item>
            <text:list-item>
              <text:p text:style-name="P80">nach links ausweichen</text:p>
            </text:list-item>
            <text:list-item>
              <text:p text:style-name="P80">rechts Kneekick</text:p>
            </text:list-item>
          </text:list>
        </text:list-item>
        <text:list-item>
          <text:p text:style-name="P80">Wurf (Reisballenwurf)</text:p>
          <text:list>
            <text:list-item>
              <text:p text:style-name="P80">rechts Achsel an Nacken des Angreifers Reisballenwurf</text:p>
            </text:list-item>
          </text:list>
        </text:list-item>
        <text:list-item>
          <text:p text:style-name="P80">Reaktion (Submission)</text:p>
          <text:list>
            <text:list-item>
              <text:p text:style-name="P80">Genickhebel</text:p>
            </text:list-item>
          </text:list>
        </text:list-item>
      </text:list>
      <text:h text:style-name="P14" text:outline-level="3"/>
      <text:h text:style-name="P15" text:outline-level="3"><text:bookmark-start text:name="__RefHeading___Toc201_243854726"/><text:span text:style-name="T15">4.2 </text:span>Doppelreverswürg-Sutemi nach Umklammerung von vorn über den Armen (LI)<text:bookmark-end text:name="__RefHeading___Toc201_243854726"/></text:h>
      <text:p text:style-name="P78">Angreifer</text:p>
      <text:list text:style-name="L63">
        <text:list-item>
          <text:p text:style-name="P82">Umklammerung von vorn über den Armen</text:p>
        </text:list-item>
      </text:list>
      <text:p text:style-name="P78">Verteidiger</text:p>
      <text:list text:style-name="L64">
        <text:list-item>
          <text:p text:style-name="P83">Verteidigung</text:p>
          <text:list>
            <text:list-item>
              <text:p text:style-name="P83">doppelter Druck in Leistengegend</text:p>
            </text:list-item>
            <text:list-item>
              <text:p text:style-name="P83">Kniekick rechts</text:p>
            </text:list-item>
            <text:list-item>
              <text:p text:style-name="P83">doppelter Griff ins Revers</text:p>
            </text:list-item>
          </text:list>
        </text:list-item>
        <text:list-item>
          <text:p text:style-name="P83">Wurf (Doppelreverswürg-Sutemi)</text:p>
          <text:list>
            <text:list-item>
              <text:p text:style-name="P83">Doppelreverswürg-Sutemi</text:p>
            </text:list-item>
          </text:list>
        </text:list-item>
        <text:list-item>
          <text:p text:style-name="P83">Reaktion (Kontrolle)</text:p>
        </text:list-item>
        <text:list-item>
          <text:p text:style-name="P83">Gewürgte Mount, Arm kontrolliert</text:p>
        </text:list-item>
      </text:list>
      <text:h text:style-name="Heading_20_3" text:outline-level="3"><text:bookmark-start text:name="__RefHeading___Toc203_243854726"/><text:span text:style-name="T15">4.3 </text:span>Krokorolle nach Schwitzkasten von der Seite (Angriff rechts) (RE)<text:bookmark-end text:name="__RefHeading___Toc203_243854726"/></text:h>
      <text:p text:style-name="P78">Angreifer</text:p>
      <text:list text:style-name="L65">
        <text:list-item>
          <text:p text:style-name="P84">Schwitzkasten von der Seite (Angriff rechts)</text:p>
        </text:list-item>
      </text:list>
      <text:p text:style-name="P78">Verteidiger</text:p>
      <text:list text:style-name="L66">
        <text:list-item>
          <text:p text:style-name="P85">Verteidigung</text:p>
          <text:list>
            <text:list-item>
              <text:p text:style-name="P85">links zum Kopf</text:p>
            </text:list-item>
            <text:list-item>
              <text:p text:style-name="P85">rechts an Arm des Angreifers</text:p>
            </text:list-item>
            <text:list-item>
              <text:p text:style-name="P85">rausdrehen</text:p>
            </text:list-item>
            <text:list-item>
              <text:p text:style-name="P85">Kniekick rechts</text:p>
            </text:list-item>
          </text:list>
        </text:list-item>
        <text:list-item>
          <text:p text:style-name="P85">Wurf (Krokorolle)</text:p>
          <text:list>
            <text:list-item>
              <text:p text:style-name="P85">raus, Abstand, fast von frontal</text:p>
            </text:list-item>
            <text:list-item>
              <text:p text:style-name="P85">echts Bizeps an Hals, unter Arm durch</text:p>
            </text:list-item>
            <text:list-item>
              <text:p text:style-name="P85">links Gablegrip</text:p>
            </text:list-item>
            <text:list-item>
              <text:p text:style-name="P85">Krokorolle</text:p>
            </text:list-item>
          </text:list>
        </text:list-item>
        <text:list-item>
          <text:p text:style-name="P85">Reaktion (Transport)</text:p>
          <text:list>
            <text:list-item>
              <text:p text:style-name="P85">Würge-Transport</text:p>
            </text:list-item>
          </text:list>
        </text:list-item>
      </text:list>
      <text:h text:style-name="Heading_20_3" text:outline-level="3"><text:bookmark-start text:name="__RefHeading___Toc205_243854726"/><text:soft-page-break/><text:span text:style-name="T15">4.4 </text:span>Fingerverhebelter Triangelwurf nach Schwitzkasten von vorn (Angriff links) (LI)<text:bookmark-end text:name="__RefHeading___Toc205_243854726"/></text:h>
      <text:p text:style-name="P78">Angreifer</text:p>
      <text:list text:style-name="L67">
        <text:list-item>
          <text:p text:style-name="P86">Schwitzkasten von vorn (Angriff links)</text:p>
        </text:list-item>
      </text:list>
      <text:p text:style-name="P78">Verteidiger</text:p>
      <text:list text:style-name="L68">
        <text:list-item>
          <text:p text:style-name="P87">Verteidigung</text:p>
          <text:list>
            <text:list-item>
              <text:p text:style-name="P87">rechts Empi zum Kopf</text:p>
            </text:list-item>
            <text:list-item>
              <text:p text:style-name="P87">Arm des Angreifers kontrollieren, drunter durchtauchen</text:p>
            </text:list-item>
            <text:list-item>
              <text:p text:style-name="P87">Fingerhebel</text:p>
            </text:list-item>
            <text:list-item>
              <text:p text:style-name="P87">Angreifer auf Knie bringen</text:p>
            </text:list-item>
          </text:list>
        </text:list-item>
        <text:list-item>
          <text:p text:style-name="P87">Wurf (Fingerverhebelter Triangelwurf)</text:p>
          <text:list>
            <text:list-item>
              <text:p text:style-name="P87">linkes Bein um Hals</text:p>
            </text:list-item>
            <text:list-item>
              <text:p text:style-name="P87">seitliche Rolle über rechts</text:p>
            </text:list-item>
          </text:list>
        </text:list-item>
        <text:list-item>
          <text:p text:style-name="P87">Reaktion (Submission)</text:p>
          <text:list>
            <text:list-item>
              <text:p text:style-name="P87">Reverse Triangle</text:p>
            </text:list-item>
            <text:list-item>
              <text:p text:style-name="P87">Fingerhebel</text:p>
            </text:list-item>
          </text:list>
        </text:list-item>
      </text:list>
      <text:h text:style-name="Heading_20_3" text:outline-level="3"><text:bookmark-start text:name="__RefHeading___Toc207_243854726"/><text:span text:style-name="T15">4.5 </text:span>Beinhalsschere nach Würge von hinten mit dem Unterarm (RE)<text:bookmark-end text:name="__RefHeading___Toc207_243854726"/></text:h>
      <text:p text:style-name="P78">Angreifer</text:p>
      <text:list text:style-name="L69">
        <text:list-item>
          <text:p text:style-name="P88">Würge von hinten mit rechtem Unterarm</text:p>
        </text:list-item>
      </text:list>
      <text:p text:style-name="P78">Verteidiger</text:p>
      <text:list text:style-name="L70">
        <text:list-item>
          <text:p text:style-name="P89">Verteidigung</text:p>
          <text:list>
            <text:list-item>
              <text:p text:style-name="P89">links Empi zum Bauch</text:p>
            </text:list-item>
            <text:list-item>
              <text:p text:style-name="P89">rausdrehen, rechten Arm des Angreifers mit links halten</text:p>
            </text:list-item>
          </text:list>
        </text:list-item>
        <text:list-item>
          <text:p text:style-name="P89">Wurf (Beinhalsschere)</text:p>
          <text:list>
            <text:list-item>
              <text:p text:style-name="P89">Beinhalsschere <text:span text:style-name="T11">mit Abstützen auf dem Boden, gesprungen / gerädelt</text:span></text:p>
            </text:list-item>
          </text:list>
        </text:list-item>
        <text:list-item>
          <text:p text:style-name="P89">Reaktion (Submission)</text:p>
          <text:list>
            <text:list-item>
              <text:p text:style-name="P89">Beinhalsschere am <text:span text:style-name="T11">B</text:span>oden</text:p>
            </text:list-item>
          </text:list>
        </text:list-item>
      </text:list>
      <text:p text:style-name="P81"/>
      <text:h text:style-name="P5" text:outline-level="1"><text:bookmark-start text:name="__RefHeading___Toc209_243854726"/><text:span text:style-name="T18">5</text:span>. Quellen <text:bookmark-end text:name="__RefHeading___Toc209_243854726"/></text:h>
      <text:p text:style-name="P81">Deutscher Ju-Jutsu Verband, Ju-Jutsu 1x1. Ausgabe 2024, 2024.</text:p>
      <text:p text:style-name="P81">Deutscher Ju-Jutsu Verband, Ju-Jutsu 1x1. Ausgabe 2017,2017.</text:p>
      <text:p text:style-name="P81">Duo-Angriffe: https://homepages.uni-regensburg.de/~fup08039/Ju-Jutsu/Duo.html, Stand 2024-10-05</text:p>
      <text:p text:style-name="P81">Dykow und Heckele,Arbeitshilfe Freie Darstellung zur Prüfung zum 4. oder 5. Dan Ju-Jutsu, https://jjvw.de/fileadmin/Dokumente/DJJV/03-ArbeitshilfeFreieDarstellungJu-Jutsu2018_01.pdf, Stand 2024-10-05</text:p>
      <text:p text:style-name="P81">Friedrich, Optimales Sportwissen, 2007.</text:p>
      <text:p text:style-name="P81">Jiu Jitsu. Geschichte und Begriffe, Claus Wiehle, 2007.</text:p>
      <text:p text:style-name="P81">Jiu-Jitsu. Techniken und Kombinationen. Teil 1 - Würfe und Hebeltechiken, Bruland und Kabis, 2023.</text:p>
      <text:p text:style-name="P81">Lehmann und Ulbricht, Judo. Klassische und moderne Wurftechniken, 2007.</text:p>
      <text:p text:style-name="P81">Meister Sun, Kriegskanon, übersetzt von Harro Senger, Reclam, 2011.</text:p>
      <text:p text:style-name="P81">Reinisch, Höller, Maluschka, Kyusho. Angriffspunkte in Selbstverteidigung und Kampfsport, 2009.</text:p>
      <text:p text:style-name="P81">Navarro, Menschen lesen, mvg verlag, München, 2013.</text:p>
      <text:p text:style-name="P81">Barmer, BMI, https://www.barmer.de/gesundheit-verstehen/leben/abnehmen-diaet/body-mass-index/bmi-rechner-1004244#:~:text=Der%20Body%20Mass%20Index%20(%20BMI,(in%20m%20)%20zum%20Quadrat., Stand 2024-05-0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vg:font-family="Lato, proxima-nova,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lab" svg:font-family="'Roboto Slab', ff-tisa-web-pro, Georgi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99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cm" fo:margin-bottom="0.199cm" style:contextual-spacing="false"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13be95"/>
    </style:style>
    <style:style style:name="MT1" style:family="text">
      <style:text-properties officeooo:rsid="0013be95"/>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span text:style-name="MT1">Riegel, </text:span>Sutemiwaza-no-kata <text:tab/><text:tab/><text:page-number text:select-page="current">1</text:page-number>/<text:page-count>2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6T21:22:15.026000000</meta:creation-date>
    <meta:generator>LibreOffice/7.5.5.2$Windows_X86_64 LibreOffice_project/ca8fe7424262805f223b9a2334bc7181abbcbf5e</meta:generator>
    <dc:date>2024-11-26T22:19:32.534000000</dc:date>
    <meta:editing-duration>PT57M4S</meta:editing-duration>
    <meta:editing-cycles>29</meta:editing-cycles>
    <meta:document-statistic meta:table-count="4" meta:image-count="0" meta:object-count="0" meta:page-count="23" meta:paragraph-count="507" meta:word-count="3730" meta:character-count="25527" meta:non-whitespace-character-count="22564"/>
  </office:meta>
</office:document-meta>
</file>